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Heading1"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T11" style:parent-style-name="DefaultParagraphFont" style:family="text">
      <style:text-properties fo:font-weight="bold" style:font-weight-asian="bold" style:font-weight-complex="bold"/>
    </style:style>
    <style:style style:name="P12" style:parent-style-name="Standard" style:family="paragraph">
      <style:paragraph-properties fo:text-align="justify"/>
    </style:style>
    <style:style style:name="T13" style:parent-style-name="DefaultParagraphFont" style:family="text">
      <style:text-properties fo:font-weight="bold" style:font-weight-asian="bold" style:font-weight-complex="bold"/>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fo:background-color="#FFFFFF"/>
    </style:style>
    <style:style style:name="P18" style:parent-style-name="PreformattedText" style:family="paragraph">
      <style:paragraph-properties fo:text-align="justify"/>
    </style:style>
    <style:style style:name="P19" style:parent-style-name="PreformattedText" style:family="paragraph">
      <style:paragraph-properties fo:margin-bottom="0.1965in" fo:background-color="#CCCCCC"/>
      <style:text-properties fo:color="#555555"/>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PreformattedText" style:family="paragraph">
      <style:paragraph-properties fo:margin-bottom="0.1965in" fo:background-color="#CCCCCC"/>
      <style:text-properties fo:color="#555555"/>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Standard" style:family="paragraph">
      <style:paragraph-properties fo:text-align="justify"/>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fo:background-color="#FFFFFF"/>
    </style:style>
    <style:style style:name="P33" style:parent-style-name="PreformattedText" style:family="paragraph">
      <style:paragraph-properties fo:background-color="#CCCCCC"/>
      <style:text-properties fo:color="#555555"/>
    </style:style>
    <style:style style:name="P34" style:parent-style-name="PreformattedText" style:family="paragraph">
      <style:paragraph-properties fo:margin-bottom="0.1965in" fo:background-color="#CCCCCC"/>
    </style:style>
    <style:style style:name="T35" style:parent-style-name="DefaultParagraphFont" style:family="text">
      <style:text-properties fo:color="#555555"/>
    </style:style>
    <style:style style:name="T36" style:parent-style-name="DefaultParagraphFont" style:family="text">
      <style:text-properties fo:color="#555555"/>
    </style:style>
    <style:style style:name="T37" style:parent-style-name="DefaultParagraphFont" style:family="text">
      <style:text-properties fo:color="#555555"/>
    </style:style>
    <style:style style:name="T38" style:parent-style-name="DefaultParagraphFont" style:family="text">
      <style:text-properties fo:color="#555555"/>
    </style:style>
    <style:style style:name="T39" style:parent-style-name="DefaultParagraphFont" style:family="text">
      <style:text-properties fo:color="#555555"/>
    </style:style>
    <style:style style:name="T40" style:parent-style-name="DefaultParagraphFont" style:family="text">
      <style:text-properties fo:color="#555555"/>
    </style:style>
    <style:style style:name="T41" style:parent-style-name="DefaultParagraphFont" style:family="text">
      <style:text-properties fo:color="#555555"/>
    </style:style>
    <style:style style:name="T42" style:parent-style-name="DefaultParagraphFont" style:family="text">
      <style:text-properties fo:color="#555555"/>
    </style:style>
    <style:style style:name="P43" style:parent-style-name="Standard" style:family="paragraph">
      <style:paragraph-properties fo:text-align="justify" fo:background-color="#FFFFFF"/>
    </style:style>
    <style:style style:name="P44" style:parent-style-name="PreformattedText" style:family="paragraph">
      <style:paragraph-properties fo:margin-bottom="0.1965in" fo:background-color="#CCCCCC"/>
    </style:style>
    <style:style style:name="T45" style:parent-style-name="DefaultParagraphFont" style:family="text">
      <style:text-properties fo:color="#555555"/>
    </style:style>
    <style:style style:name="T46" style:parent-style-name="DefaultParagraphFont" style:family="text">
      <style:text-properties fo:color="#555555"/>
    </style:style>
    <style:style style:name="T47" style:parent-style-name="DefaultParagraphFont" style:family="text">
      <style:text-properties fo:color="#555555"/>
    </style:style>
    <style:style style:name="T48" style:parent-style-name="DefaultParagraphFont" style:family="text">
      <style:text-properties fo:color="#555555"/>
    </style:style>
    <style:style style:name="T49" style:parent-style-name="DefaultParagraphFont" style:family="text">
      <style:text-properties fo:color="#555555"/>
    </style:style>
    <style:style style:name="T50" style:parent-style-name="DefaultParagraphFont" style:family="text">
      <style:text-properties fo:color="#555555"/>
    </style:style>
    <style:style style:name="T51" style:parent-style-name="DefaultParagraphFont" style:family="text">
      <style:text-properties fo:color="#555555"/>
    </style:style>
    <style:style style:name="T52" style:parent-style-name="DefaultParagraphFont" style:family="text">
      <style:text-properties fo:color="#555555"/>
    </style:style>
    <style:style style:name="T53" style:parent-style-name="DefaultParagraphFont" style:family="text">
      <style:text-properties fo:color="#555555"/>
    </style:style>
    <style:style style:name="T54" style:parent-style-name="DefaultParagraphFont" style:family="text">
      <style:text-properties fo:color="#555555"/>
    </style:style>
    <style:style style:name="T55" style:parent-style-name="DefaultParagraphFont" style:family="text">
      <style:text-properties fo:color="#555555"/>
    </style:style>
    <style:style style:name="P56" style:parent-style-name="Standard" style:family="paragraph">
      <style:paragraph-properties fo:text-align="justify" fo:background-color="#FFFFFF"/>
    </style:style>
    <style:style style:name="P57" style:parent-style-name="Standard" style:family="paragraph">
      <style:paragraph-properties fo:text-align="justify" fo:background-color="#FFFFFF"/>
    </style:style>
    <style:style style:name="P58" style:parent-style-name="PreformattedText" style:family="paragraph">
      <style:paragraph-properties fo:margin-bottom="0.1965in" fo:background-color="#CCCCCC"/>
    </style:style>
    <style:style style:name="T59" style:parent-style-name="DefaultParagraphFont" style:family="text">
      <style:text-properties fo:color="#555555"/>
    </style:style>
    <style:style style:name="T60" style:parent-style-name="DefaultParagraphFont" style:family="text">
      <style:text-properties fo:color="#555555"/>
    </style:style>
    <style:style style:name="T61" style:parent-style-name="DefaultParagraphFont" style:family="text">
      <style:text-properties fo:color="#555555"/>
    </style:style>
    <style:style style:name="T62" style:parent-style-name="DefaultParagraphFont" style:family="text">
      <style:text-properties fo:color="#555555"/>
    </style:style>
    <style:style style:name="T63" style:parent-style-name="DefaultParagraphFont" style:family="text">
      <style:text-properties fo:color="#555555"/>
    </style:style>
    <style:style style:name="T64" style:parent-style-name="DefaultParagraphFont" style:family="text">
      <style:text-properties fo:color="#555555"/>
    </style:style>
    <style:style style:name="T65" style:parent-style-name="DefaultParagraphFont" style:family="text">
      <style:text-properties fo:color="#555555"/>
    </style:style>
    <style:style style:name="T66" style:parent-style-name="DefaultParagraphFont" style:family="text">
      <style:text-properties fo:color="#555555"/>
    </style:style>
    <style:style style:name="T67" style:parent-style-name="DefaultParagraphFont" style:family="text">
      <style:text-properties fo:color="#555555"/>
    </style:style>
    <style:style style:name="T68" style:parent-style-name="DefaultParagraphFont" style:family="text">
      <style:text-properties fo:color="#555555"/>
    </style:style>
    <style:style style:name="P69" style:parent-style-name="Standard" style:family="paragraph">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Standard" style:family="paragraph">
      <style:paragraph-properties fo:text-align="justify"/>
    </style:style>
    <style:style style:name="T72" style:parent-style-name="DefaultParagraphFont" style:family="text">
      <style:text-properties fo:font-weight="bold" style:font-weight-asian="bold" style:font-weight-complex="bold"/>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fo:background-color="#FFFFFF"/>
    </style:style>
    <style:style style:name="P77" style:parent-style-name="PreformattedText" style:family="paragraph">
      <style:paragraph-properties fo:text-align="justify"/>
    </style:style>
    <style:style style:name="P78" style:parent-style-name="PreformattedText" style:family="paragraph">
      <style:paragraph-properties fo:margin-bottom="0.1965in" fo:background-color="#CCCCCC"/>
      <style:text-properties fo:color="#555555"/>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PreformattedText" style:family="paragraph">
      <style:paragraph-properties fo:margin-bottom="0.1965in" fo:background-color="#CCCCCC"/>
      <style:text-properties fo:color="#555555"/>
    </style:style>
    <style:style style:name="P82" style:parent-style-name="Standard" style:family="paragraph">
      <style:paragraph-properties fo:text-align="justify"/>
    </style:style>
    <style:style style:name="T83" style:parent-style-name="DefaultParagraphFont" style:family="text">
      <style:text-properties fo:font-style="italic" style:font-style-asian="italic"/>
    </style:style>
    <style:style style:name="P84" style:parent-style-name="Standard" style:family="paragraph">
      <style:paragraph-properties fo:text-align="justify" fo:background-color="#FFFFFF"/>
    </style:style>
    <style:style style:name="P85" style:parent-style-name="Standard" style:family="paragraph">
      <style:paragraph-properties fo:text-align="justify" fo:background-color="#FFFFFF"/>
    </style:style>
    <style:style style:name="T86" style:parent-style-name="DefaultParagraphFont" style:family="text">
      <style:text-properties fo:font-weight="bold" style:font-weight-asian="bold" style:font-weight-complex="bold"/>
    </style:style>
    <style:style style:name="P87" style:parent-style-name="Standard" style:family="paragraph">
      <style:paragraph-properties fo:text-align="justify"/>
    </style:style>
    <style:style style:name="T88" style:parent-style-name="DefaultParagraphFont" style:family="text">
      <style:text-properties fo:font-weight="bold" style:font-weight-asian="bold" style:font-weight-complex="bold"/>
    </style:style>
    <style:style style:name="P89" style:parent-style-name="Standard" style:family="paragraph">
      <style:paragraph-properties fo:text-align="justify"/>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fo:background-color="#FFFFFF"/>
    </style:style>
    <style:style style:name="P97" style:parent-style-name="PreformattedText" style:family="paragraph">
      <style:paragraph-properties fo:text-align="justify"/>
    </style:style>
    <style:style style:name="P98" style:parent-style-name="PreformattedText" style:family="paragraph">
      <style:paragraph-properties fo:margin-bottom="0.1965in" fo:background-color="#CCCCCC"/>
      <style:text-properties fo:color="#555555"/>
    </style:style>
    <style:style style:name="P99" style:parent-style-name="Standard" style:family="paragraph">
      <style:paragraph-properties fo:text-align="justify"/>
    </style:style>
    <style:style style:name="P100" style:parent-style-name="Standard" style:family="paragraph"/>
    <style:style style:name="T101" style:parent-style-name="DefaultParagraphFont" style:family="text">
      <style:text-properties fo:font-style="italic" style:font-style-asian="italic"/>
    </style:style>
    <style:style style:name="P102" style:parent-style-name="Standard" style:family="paragraph"/>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P105" style:parent-style-name="Standard" style:family="paragraph"/>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P108" style:parent-style-name="Standard" style:family="paragraph"/>
    <style:style style:name="T109" style:parent-style-name="DefaultParagraphFont" style:family="text">
      <style:text-properties fo:font-style="italic" style:font-style-asian="italic"/>
    </style:style>
    <style:style style:name="P110" style:parent-style-name="Standard" style:family="paragraph"/>
    <style:style style:name="P111" style:parent-style-name="Standard" style:family="paragraph">
      <style:paragraph-properties fo:text-align="justify" fo:background-color="#FFFFFF"/>
    </style:style>
    <style:style style:name="P112" style:parent-style-name="Standard" style:family="paragraph">
      <style:paragraph-properties fo:text-align="justify" fo:background-color="#FFFFFF"/>
    </style:style>
    <style:style style:name="T113" style:parent-style-name="DefaultParagraphFont" style:family="text">
      <style:text-properties fo:font-weight="bold" style:font-weight-asian="bold" style:font-weight-complex="bold"/>
    </style:style>
    <style:style style:name="P114" style:parent-style-name="Standard" style:family="paragraph">
      <style:paragraph-properties fo:text-align="justify"/>
    </style:style>
    <style:style style:name="T115" style:parent-style-name="DefaultParagraphFont" style:family="text">
      <style:text-properties fo:font-weight="bold" style:font-weight-asian="bold" style:font-weight-complex="bold"/>
    </style:style>
    <style:style style:name="P116" style:parent-style-name="Standard" style:family="paragraph">
      <style:paragraph-properties fo:text-align="justify"/>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fo:background-color="#FFFFFF"/>
    </style:style>
    <style:style style:name="P124" style:parent-style-name="PreformattedText" style:family="paragraph">
      <style:paragraph-properties fo:text-align="justify"/>
    </style:style>
    <style:style style:name="P125" style:parent-style-name="PreformattedText" style:family="paragraph">
      <style:paragraph-properties fo:margin-bottom="0.1965in" fo:background-color="#CCCCCC"/>
      <style:text-properties fo:color="#555555"/>
    </style:style>
    <style:style style:name="P126" style:parent-style-name="Standard" style:family="paragraph">
      <style:paragraph-properties fo:text-align="justify" fo:background-color="#FFFFFF"/>
    </style:style>
    <style:style style:name="P127" style:parent-style-name="Standard" style:family="paragraph">
      <style:paragraph-properties fo:text-align="justify" fo:background-color="#FFFFFF"/>
    </style:style>
    <style:style style:name="P128" style:parent-style-name="Standard" style:family="paragraph">
      <style:paragraph-properties fo:text-align="justify" fo:background-color="#FFFFFF"/>
    </style:style>
    <style:style style:name="P129" style:parent-style-name="Standard" style:family="paragraph">
      <style:paragraph-properties fo:text-align="justify" fo:background-color="#FFFFFF"/>
    </style:style>
    <style:style style:name="P130" style:parent-style-name="Standard" style:family="paragraph">
      <style:paragraph-properties fo:text-align="justify" fo:background-color="#FFFFFF"/>
    </style:style>
    <style:style style:name="P131" style:parent-style-name="Standard" style:family="paragraph">
      <style:paragraph-properties fo:text-align="justify" fo:background-color="#FFFFFF"/>
    </style:style>
    <style:style style:name="P132" style:parent-style-name="Standard" style:family="paragraph">
      <style:paragraph-properties fo:text-align="justify" fo:background-color="#FFFFFF"/>
    </style:style>
    <style:style style:name="P133" style:parent-style-name="Standard" style:family="paragraph"/>
    <style:style style:name="T134" style:parent-style-name="DefaultParagraphFont" style:family="text">
      <style:text-properties fo:font-style="italic" style:font-style-asian="italic" style:font-style-complex="italic"/>
    </style:style>
    <style:style style:name="P135" style:parent-style-name="Standard" style:family="paragraph"/>
    <style:style style:name="T136" style:parent-style-name="DefaultParagraphFont" style:family="text">
      <style:text-properties fo:font-style="italic" style:font-style-asian="italic" style:font-style-complex="italic" fo:color="#555555"/>
    </style:style>
    <style:style style:name="T137" style:parent-style-name="DefaultParagraphFont" style:family="text">
      <style:text-properties fo:color="#555555"/>
    </style:style>
    <style:style style:name="T138" style:parent-style-name="DefaultParagraphFont" style:family="text">
      <style:text-properties fo:color="#555555"/>
    </style:style>
    <style:style style:name="P139" style:parent-style-name="Standard" style:family="paragraph"/>
    <style:style style:name="T140" style:parent-style-name="DefaultParagraphFont" style:family="text">
      <style:text-properties fo:font-style="italic" style:font-style-asian="italic" style:font-style-complex="italic" fo:color="#555555"/>
    </style:style>
    <style:style style:name="T141" style:parent-style-name="DefaultParagraphFont" style:family="text">
      <style:text-properties fo:color="#555555"/>
    </style:style>
    <style:style style:name="P142" style:parent-style-name="Standard" style:family="paragraph"/>
    <style:style style:name="T143" style:parent-style-name="DefaultParagraphFont" style:family="text">
      <style:text-properties fo:font-style="italic" style:font-style-asian="italic" style:font-style-complex="italic" fo:color="#555555"/>
    </style:style>
    <style:style style:name="T144" style:parent-style-name="DefaultParagraphFont" style:family="text">
      <style:text-properties fo:color="#555555"/>
    </style:style>
    <style:style style:name="T145" style:parent-style-name="DefaultParagraphFont" style:family="text">
      <style:text-properties fo:color="#555555"/>
    </style:style>
    <style:style style:name="P146" style:parent-style-name="Standard" style:family="paragraph"/>
    <style:style style:name="T147" style:parent-style-name="DefaultParagraphFont" style:family="text">
      <style:text-properties fo:font-style="italic" style:font-style-asian="italic" style:font-style-complex="italic" fo:color="#555555"/>
    </style:style>
    <style:style style:name="T148" style:parent-style-name="DefaultParagraphFont" style:family="text">
      <style:text-properties fo:color="#555555"/>
    </style:style>
    <style:style style:name="T149" style:parent-style-name="DefaultParagraphFont" style:family="text">
      <style:text-properties fo:color="#555555"/>
    </style:style>
    <style:style style:name="P150" style:parent-style-name="Standard" style:family="paragraph"/>
    <style:style style:name="T151" style:parent-style-name="DefaultParagraphFont" style:family="text">
      <style:text-properties fo:font-style="italic" style:font-style-asian="italic" style:font-style-complex="italic" fo:color="#555555"/>
    </style:style>
    <style:style style:name="T152" style:parent-style-name="DefaultParagraphFont" style:family="text">
      <style:text-properties fo:color="#555555"/>
    </style:style>
    <style:style style:name="T153" style:parent-style-name="DefaultParagraphFont" style:family="text">
      <style:text-properties fo:color="#555555"/>
    </style:style>
    <style:style style:name="T154" style:parent-style-name="DefaultParagraphFont" style:family="text">
      <style:text-properties fo:color="#555555"/>
    </style:style>
    <style:style style:name="P155" style:parent-style-name="Standard" style:family="paragraph">
      <style:paragraph-properties fo:text-align="justify" fo:background-color="#FFFFFF"/>
      <style:text-properties fo:color="#555555"/>
    </style:style>
    <style:style style:name="P156" style:parent-style-name="Standard" style:family="paragraph">
      <style:paragraph-properties fo:text-align="justify"/>
    </style:style>
    <style:style style:name="T157" style:parent-style-name="DefaultParagraphFont" style:family="text">
      <style:text-properties fo:font-weight="bold" style:font-weight-asian="bold" style:font-weight-complex="bold"/>
    </style:style>
    <style:style style:name="P158" style:parent-style-name="Standard" style:family="paragraph">
      <style:paragraph-properties fo:text-align="justify"/>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style style:name="T162" style:parent-style-name="DefaultParagraphFont" style:family="text">
      <style:text-properties fo:font-style="italic" style:font-style-asian="italic" style:font-style-complex="italic"/>
    </style:style>
    <style:style style:name="P163" style:parent-style-name="Standard" style:family="paragraph"/>
    <style:style style:name="T164" style:parent-style-name="DefaultParagraphFont" style:family="text">
      <style:text-properties fo:font-style="italic" style:font-style-asian="italic" style:font-style-complex="italic"/>
    </style:style>
    <style:style style:name="P165" style:parent-style-name="Standard" style:family="paragraph"/>
    <style:style style:name="T166" style:parent-style-name="DefaultParagraphFont" style:family="text">
      <style:text-properties fo:font-style="italic" style:font-style-asian="italic" style:font-style-complex="italic"/>
    </style:style>
    <style:style style:name="P167" style:parent-style-name="Standard" style:family="paragraph"/>
    <style:style style:name="T168" style:parent-style-name="DefaultParagraphFont" style:family="text">
      <style:text-properties fo:font-style="italic" style:font-style-asian="italic" style:font-style-complex="italic"/>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fo:background-color="#FFFFFF"/>
    </style:style>
    <style:style style:name="P172" style:parent-style-name="Standard" style:family="paragraph">
      <style:paragraph-properties fo:text-align="justify"/>
    </style:style>
    <style:style style:name="T173" style:parent-style-name="DefaultParagraphFont" style:family="text">
      <style:text-properties fo:font-weight="bold" style:font-weight-asian="bold" style:font-weight-complex="bold"/>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Standard" style:family="paragraph"/>
    <style:style style:name="T182" style:parent-style-name="DefaultParagraphFont" style:family="text">
      <style:text-properties fo:font-style="italic" style:font-style-asian="italic" style:font-style-complex="italic"/>
    </style:style>
    <style:style style:name="P183" style:parent-style-name="Standard" style:family="paragraph"/>
    <style:style style:name="T184" style:parent-style-name="DefaultParagraphFont" style:family="text">
      <style:text-properties fo:font-style="italic" style:font-style-asian="italic" style:font-style-complex="italic"/>
    </style:style>
    <style:style style:name="P185" style:parent-style-name="Standard" style:family="paragraph"/>
    <style:style style:name="T186" style:parent-style-name="DefaultParagraphFont" style:family="text">
      <style:text-properties fo:font-style="italic" style:font-style-asian="italic" style:font-style-complex="italic"/>
    </style:style>
    <style:style style:name="P187" style:parent-style-name="Standard" style:family="paragraph"/>
    <style:style style:name="T188" style:parent-style-name="DefaultParagraphFont" style:family="text">
      <style:text-properties fo:font-style="italic" style:font-style-asian="italic" style:font-style-complex="italic"/>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PreformattedText" style:family="paragraph">
      <style:paragraph-properties fo:text-align="justify"/>
    </style:style>
    <style:style style:name="P193" style:parent-style-name="PreformattedText" style:family="paragraph">
      <style:paragraph-properties fo:background-color="#CCCCCC"/>
    </style:style>
    <style:style style:name="P194" style:parent-style-name="PreformattedText" style:family="paragraph">
      <style:paragraph-properties fo:background-color="#CCCCCC"/>
      <style:text-properties fo:color="#555555"/>
    </style:style>
    <style:style style:name="P195" style:parent-style-name="PreformattedText" style:family="paragraph">
      <style:paragraph-properties fo:background-color="#CCCCCC"/>
      <style:text-properties fo:color="#555555"/>
    </style:style>
    <style:style style:name="P196" style:parent-style-name="PreformattedText" style:family="paragraph">
      <style:paragraph-properties fo:background-color="#CCCCCC"/>
    </style:style>
    <style:style style:name="T197" style:parent-style-name="DefaultParagraphFont" style:family="text">
      <style:text-properties fo:color="#555555"/>
    </style:style>
    <style:style style:name="T198" style:parent-style-name="DefaultParagraphFont" style:family="text">
      <style:text-properties fo:color="#555555"/>
    </style:style>
    <style:style style:name="T199" style:parent-style-name="DefaultParagraphFont" style:family="text">
      <style:text-properties fo:font-weight="bold" style:font-weight-asian="bold" fo:color="#555555"/>
    </style:style>
    <style:style style:name="P200" style:parent-style-name="PreformattedText" style:family="paragraph">
      <style:paragraph-properties fo:background-color="#CCCCCC"/>
    </style:style>
    <style:style style:name="T201" style:parent-style-name="DefaultParagraphFont" style:family="text">
      <style:text-properties fo:color="#555555"/>
    </style:style>
    <style:style style:name="T202" style:parent-style-name="DefaultParagraphFont" style:family="text">
      <style:text-properties fo:color="#555555"/>
    </style:style>
    <style:style style:name="P203" style:parent-style-name="PreformattedText" style:family="paragraph">
      <style:paragraph-properties fo:background-color="#CCCCCC"/>
    </style:style>
    <style:style style:name="T204" style:parent-style-name="DefaultParagraphFont" style:family="text">
      <style:text-properties fo:color="#555555"/>
    </style:style>
    <style:style style:name="P205" style:parent-style-name="PreformattedText" style:family="paragraph">
      <style:paragraph-properties fo:background-color="#CCCCCC"/>
    </style:style>
    <style:style style:name="T206" style:parent-style-name="DefaultParagraphFont" style:family="text">
      <style:text-properties fo:color="#555555"/>
    </style:style>
    <style:style style:name="T207" style:parent-style-name="DefaultParagraphFont" style:family="text">
      <style:text-properties fo:color="#555555"/>
    </style:style>
    <style:style style:name="T208" style:parent-style-name="DefaultParagraphFont" style:family="text">
      <style:text-properties fo:font-weight="bold" style:font-weight-asian="bold" fo:color="#555555"/>
    </style:style>
    <style:style style:name="P209" style:parent-style-name="PreformattedText" style:family="paragraph">
      <style:paragraph-properties fo:background-color="#CCCCCC"/>
    </style:style>
    <style:style style:name="T210" style:parent-style-name="DefaultParagraphFont" style:family="text">
      <style:text-properties fo:color="#555555"/>
    </style:style>
    <style:style style:name="T211" style:parent-style-name="DefaultParagraphFont" style:family="text">
      <style:text-properties fo:color="#555555"/>
    </style:style>
    <style:style style:name="P212" style:parent-style-name="PreformattedText" style:family="paragraph">
      <style:paragraph-properties fo:background-color="#CCCCCC"/>
    </style:style>
    <style:style style:name="T213" style:parent-style-name="DefaultParagraphFont" style:family="text">
      <style:text-properties fo:color="#555555"/>
    </style:style>
    <style:style style:name="T214" style:parent-style-name="DefaultParagraphFont" style:family="text">
      <style:text-properties fo:font-weight="bold" style:font-weight-asian="bold" fo:color="#555555"/>
    </style:style>
    <style:style style:name="T215" style:parent-style-name="DefaultParagraphFont" style:family="text">
      <style:text-properties fo:color="#555555"/>
    </style:style>
    <style:style style:name="P216" style:parent-style-name="PreformattedText" style:family="paragraph">
      <style:paragraph-properties fo:background-color="#CCCCCC"/>
    </style:style>
    <style:style style:name="T217" style:parent-style-name="DefaultParagraphFont" style:family="text">
      <style:text-properties fo:color="#555555"/>
    </style:style>
    <style:style style:name="T218" style:parent-style-name="DefaultParagraphFont" style:family="text">
      <style:text-properties fo:color="#555555"/>
    </style:style>
    <style:style style:name="T219" style:parent-style-name="DefaultParagraphFont" style:family="text">
      <style:text-properties fo:color="#555555"/>
    </style:style>
    <style:style style:name="P220" style:parent-style-name="PreformattedText" style:family="paragraph">
      <style:paragraph-properties fo:background-color="#CCCCCC"/>
    </style:style>
    <style:style style:name="T221" style:parent-style-name="DefaultParagraphFont" style:family="text">
      <style:text-properties fo:color="#555555"/>
    </style:style>
    <style:style style:name="T222" style:parent-style-name="DefaultParagraphFont" style:family="text">
      <style:text-properties fo:color="#555555"/>
    </style:style>
    <style:style style:name="T223" style:parent-style-name="DefaultParagraphFont" style:family="text">
      <style:text-properties fo:color="#555555" fo:language="sv" fo:country="SE"/>
    </style:style>
    <style:style style:name="T224" style:parent-style-name="DefaultParagraphFont" style:family="text">
      <style:text-properties fo:language="sv" fo:country="SE"/>
    </style:style>
    <style:style style:name="T225" style:parent-style-name="DefaultParagraphFont" style:family="text">
      <style:text-properties fo:color="#555555" fo:language="sv" fo:country="SE"/>
    </style:style>
    <style:style style:name="T226" style:parent-style-name="DefaultParagraphFont" style:family="text">
      <style:text-properties fo:language="sv" fo:country="SE"/>
    </style:style>
    <style:style style:name="P227" style:parent-style-name="PreformattedText" style:family="paragraph">
      <style:paragraph-properties fo:background-color="#CCCCCC"/>
    </style:style>
    <style:style style:name="T228" style:parent-style-name="DefaultParagraphFont" style:family="text">
      <style:text-properties fo:color="#555555" fo:language="sv" fo:country="SE"/>
    </style:style>
    <style:style style:name="T229" style:parent-style-name="DefaultParagraphFont" style:family="text">
      <style:text-properties fo:language="sv" fo:country="SE"/>
    </style:style>
    <style:style style:name="T230" style:parent-style-name="DefaultParagraphFont" style:family="text">
      <style:text-properties fo:color="#555555" fo:language="sv" fo:country="SE"/>
    </style:style>
    <style:style style:name="P231" style:parent-style-name="PreformattedText" style:family="paragraph">
      <style:paragraph-properties fo:background-color="#CCCCCC"/>
    </style:style>
    <style:style style:name="T232" style:parent-style-name="DefaultParagraphFont" style:family="text">
      <style:text-properties fo:color="#555555" fo:language="sv" fo:country="SE"/>
    </style:style>
    <style:style style:name="T233" style:parent-style-name="DefaultParagraphFont" style:family="text">
      <style:text-properties fo:language="sv" fo:country="SE"/>
    </style:style>
    <style:style style:name="P234" style:parent-style-name="PreformattedText" style:family="paragraph">
      <style:paragraph-properties fo:background-color="#CCCCCC"/>
    </style:style>
    <style:style style:name="T235" style:parent-style-name="DefaultParagraphFont" style:family="text">
      <style:text-properties fo:color="#555555" fo:language="sv" fo:country="SE"/>
    </style:style>
    <style:style style:name="T236" style:parent-style-name="DefaultParagraphFont" style:family="text">
      <style:text-properties fo:language="sv" fo:country="SE"/>
    </style:style>
    <style:style style:name="T237" style:parent-style-name="DefaultParagraphFont" style:family="text">
      <style:text-properties fo:color="#555555" fo:language="sv" fo:country="SE"/>
    </style:style>
    <style:style style:name="T238" style:parent-style-name="DefaultParagraphFont" style:family="text">
      <style:text-properties fo:language="sv" fo:country="SE"/>
    </style:style>
    <style:style style:name="P239" style:parent-style-name="PreformattedText" style:family="paragraph">
      <style:paragraph-properties fo:background-color="#CCCCCC"/>
    </style:style>
    <style:style style:name="T240" style:parent-style-name="DefaultParagraphFont" style:family="text">
      <style:text-properties fo:color="#555555" fo:language="sv" fo:country="SE"/>
    </style:style>
    <style:style style:name="T241" style:parent-style-name="DefaultParagraphFont" style:family="text">
      <style:text-properties fo:color="#555555"/>
    </style:style>
    <style:style style:name="T242" style:parent-style-name="DefaultParagraphFont" style:family="text">
      <style:text-properties fo:color="#555555"/>
    </style:style>
    <style:style style:name="P243" style:parent-style-name="PreformattedText" style:family="paragraph">
      <style:paragraph-properties fo:background-color="#CCCCCC"/>
    </style:style>
    <style:style style:name="T244" style:parent-style-name="DefaultParagraphFont" style:family="text">
      <style:text-properties fo:color="#555555"/>
    </style:style>
    <style:style style:name="T245" style:parent-style-name="DefaultParagraphFont" style:family="text">
      <style:text-properties fo:color="#555555"/>
    </style:style>
    <style:style style:name="P246" style:parent-style-name="PreformattedText" style:family="paragraph">
      <style:paragraph-properties fo:background-color="#CCCCCC"/>
    </style:style>
    <style:style style:name="T247" style:parent-style-name="DefaultParagraphFont" style:family="text">
      <style:text-properties fo:color="#555555"/>
    </style:style>
    <style:style style:name="T248" style:parent-style-name="DefaultParagraphFont" style:family="text">
      <style:text-properties fo:color="#555555"/>
    </style:style>
    <style:style style:name="P249" style:parent-style-name="PreformattedText" style:family="paragraph">
      <style:paragraph-properties fo:background-color="#CCCCCC"/>
    </style:style>
    <style:style style:name="T250" style:parent-style-name="DefaultParagraphFont" style:family="text">
      <style:text-properties fo:color="#555555"/>
    </style:style>
    <style:style style:name="P251" style:parent-style-name="PreformattedText" style:family="paragraph">
      <style:paragraph-properties fo:background-color="#CCCCCC"/>
    </style:style>
    <style:style style:name="T252" style:parent-style-name="DefaultParagraphFont" style:family="text">
      <style:text-properties fo:color="#555555"/>
    </style:style>
    <style:style style:name="T253" style:parent-style-name="DefaultParagraphFont" style:family="text">
      <style:text-properties fo:color="#555555"/>
    </style:style>
    <style:style style:name="P254" style:parent-style-name="PreformattedText" style:family="paragraph">
      <style:paragraph-properties fo:background-color="#CCCCCC"/>
    </style:style>
    <style:style style:name="T255" style:parent-style-name="DefaultParagraphFont" style:family="text">
      <style:text-properties fo:color="#555555"/>
    </style:style>
    <style:style style:name="T256" style:parent-style-name="DefaultParagraphFont" style:family="text">
      <style:text-properties fo:color="#555555"/>
    </style:style>
    <style:style style:name="P257" style:parent-style-name="PreformattedText" style:family="paragraph">
      <style:paragraph-properties fo:background-color="#CCCCCC"/>
    </style:style>
    <style:style style:name="T258" style:parent-style-name="DefaultParagraphFont" style:family="text">
      <style:text-properties fo:color="#555555"/>
    </style:style>
    <style:style style:name="T259" style:parent-style-name="DefaultParagraphFont" style:family="text">
      <style:text-properties fo:color="#555555"/>
    </style:style>
    <style:style style:name="P260" style:parent-style-name="PreformattedText" style:family="paragraph">
      <style:paragraph-properties fo:background-color="#CCCCCC"/>
    </style:style>
    <style:style style:name="T261" style:parent-style-name="DefaultParagraphFont" style:family="text">
      <style:text-properties fo:color="#555555"/>
    </style:style>
    <style:style style:name="P262" style:parent-style-name="PreformattedText" style:family="paragraph">
      <style:paragraph-properties fo:background-color="#CCCCCC"/>
    </style:style>
    <style:style style:name="T263" style:parent-style-name="DefaultParagraphFont" style:family="text">
      <style:text-properties fo:color="#555555"/>
    </style:style>
    <style:style style:name="T264" style:parent-style-name="DefaultParagraphFont" style:family="text">
      <style:text-properties fo:color="#555555"/>
    </style:style>
    <style:style style:name="T265" style:parent-style-name="DefaultParagraphFont" style:family="text">
      <style:text-properties fo:font-weight="bold" style:font-weight-asian="bold" fo:color="#555555"/>
    </style:style>
    <style:style style:name="P266" style:parent-style-name="PreformattedText" style:family="paragraph">
      <style:paragraph-properties fo:background-color="#CCCCCC"/>
      <style:text-properties fo:color="#555555"/>
    </style:style>
    <style:style style:name="P267" style:parent-style-name="PreformattedText" style:family="paragraph">
      <style:paragraph-properties fo:background-color="#CCCCCC"/>
    </style:style>
    <style:style style:name="T268" style:parent-style-name="DefaultParagraphFont" style:family="text">
      <style:text-properties fo:color="#555555"/>
    </style:style>
    <style:style style:name="T269" style:parent-style-name="DefaultParagraphFont" style:family="text">
      <style:text-properties fo:color="#555555"/>
    </style:style>
    <style:style style:name="P270" style:parent-style-name="PreformattedText" style:family="paragraph">
      <style:paragraph-properties fo:background-color="#CCCCCC"/>
    </style:style>
    <style:style style:name="T271" style:parent-style-name="DefaultParagraphFont" style:family="text">
      <style:text-properties fo:color="#555555"/>
    </style:style>
    <style:style style:name="T272" style:parent-style-name="DefaultParagraphFont" style:family="text">
      <style:text-properties fo:color="#555555"/>
    </style:style>
    <style:style style:name="P273" style:parent-style-name="PreformattedText" style:family="paragraph">
      <style:paragraph-properties fo:background-color="#CCCCCC"/>
    </style:style>
    <style:style style:name="T274" style:parent-style-name="DefaultParagraphFont" style:family="text">
      <style:text-properties fo:color="#555555"/>
    </style:style>
    <style:style style:name="T275" style:parent-style-name="DefaultParagraphFont" style:family="text">
      <style:text-properties fo:color="#555555"/>
    </style:style>
    <style:style style:name="T276" style:parent-style-name="DefaultParagraphFont" style:family="text">
      <style:text-properties fo:font-weight="bold" style:font-weight-asian="bold" fo:color="#555555"/>
    </style:style>
    <style:style style:name="P277" style:parent-style-name="PreformattedText" style:family="paragraph">
      <style:paragraph-properties fo:background-color="#CCCCCC"/>
    </style:style>
    <style:style style:name="T278" style:parent-style-name="DefaultParagraphFont" style:family="text">
      <style:text-properties fo:color="#555555"/>
    </style:style>
    <style:style style:name="T279" style:parent-style-name="DefaultParagraphFont" style:family="text">
      <style:text-properties fo:color="#555555"/>
    </style:style>
    <style:style style:name="P280" style:parent-style-name="PreformattedText" style:family="paragraph">
      <style:paragraph-properties fo:background-color="#CCCCCC"/>
    </style:style>
    <style:style style:name="T281" style:parent-style-name="DefaultParagraphFont" style:family="text">
      <style:text-properties fo:color="#555555"/>
    </style:style>
    <style:style style:name="T282" style:parent-style-name="DefaultParagraphFont" style:family="text">
      <style:text-properties fo:color="#555555" fo:language="sv" fo:country="SE"/>
    </style:style>
    <style:style style:name="T283" style:parent-style-name="DefaultParagraphFont" style:family="text">
      <style:text-properties fo:color="#555555" fo:language="sv" fo:country="SE"/>
    </style:style>
    <style:style style:name="T284" style:parent-style-name="DefaultParagraphFont" style:family="text">
      <style:text-properties fo:language="sv" fo:country="SE"/>
    </style:style>
    <style:style style:name="T285" style:parent-style-name="DefaultParagraphFont" style:family="text">
      <style:text-properties fo:color="#555555" fo:language="sv" fo:country="SE"/>
    </style:style>
    <style:style style:name="P286" style:parent-style-name="PreformattedText" style:family="paragraph">
      <style:paragraph-properties fo:background-color="#CCCCCC"/>
    </style:style>
    <style:style style:name="T287" style:parent-style-name="DefaultParagraphFont" style:family="text">
      <style:text-properties fo:color="#555555" fo:language="sv" fo:country="SE"/>
    </style:style>
    <style:style style:name="T288" style:parent-style-name="DefaultParagraphFont" style:family="text">
      <style:text-properties fo:language="sv" fo:country="SE"/>
    </style:style>
    <style:style style:name="P289" style:parent-style-name="PreformattedText" style:family="paragraph">
      <style:paragraph-properties fo:background-color="#CCCCCC"/>
    </style:style>
    <style:style style:name="T290" style:parent-style-name="DefaultParagraphFont" style:family="text">
      <style:text-properties fo:color="#555555" fo:language="sv" fo:country="SE"/>
    </style:style>
    <style:style style:name="T291" style:parent-style-name="DefaultParagraphFont" style:family="text">
      <style:text-properties fo:language="sv" fo:country="SE"/>
    </style:style>
    <style:style style:name="P292" style:parent-style-name="PreformattedText" style:family="paragraph">
      <style:paragraph-properties fo:background-color="#CCCCCC"/>
    </style:style>
    <style:style style:name="T293" style:parent-style-name="DefaultParagraphFont" style:family="text">
      <style:text-properties fo:color="#555555" fo:language="sv" fo:country="SE"/>
    </style:style>
    <style:style style:name="T294" style:parent-style-name="DefaultParagraphFont" style:family="text">
      <style:text-properties fo:language="sv" fo:country="SE"/>
    </style:style>
    <style:style style:name="T295" style:parent-style-name="DefaultParagraphFont" style:family="text">
      <style:text-properties fo:color="#555555" fo:language="sv" fo:country="SE"/>
    </style:style>
    <style:style style:name="T296" style:parent-style-name="DefaultParagraphFont" style:family="text">
      <style:text-properties fo:language="sv" fo:country="SE"/>
    </style:style>
    <style:style style:name="P297" style:parent-style-name="PreformattedText" style:family="paragraph">
      <style:paragraph-properties fo:background-color="#CCCCCC"/>
    </style:style>
    <style:style style:name="T298" style:parent-style-name="DefaultParagraphFont" style:family="text">
      <style:text-properties fo:color="#555555" fo:language="sv" fo:country="SE"/>
    </style:style>
    <style:style style:name="T299" style:parent-style-name="DefaultParagraphFont" style:family="text">
      <style:text-properties fo:language="sv" fo:country="SE"/>
    </style:style>
    <style:style style:name="T300" style:parent-style-name="DefaultParagraphFont" style:family="text">
      <style:text-properties fo:color="#555555" fo:language="sv" fo:country="SE"/>
    </style:style>
    <style:style style:name="T301" style:parent-style-name="DefaultParagraphFont" style:family="text">
      <style:text-properties fo:language="sv" fo:country="SE"/>
    </style:style>
    <style:style style:name="P302" style:parent-style-name="PreformattedText" style:family="paragraph">
      <style:paragraph-properties fo:background-color="#CCCCCC"/>
    </style:style>
    <style:style style:name="T303" style:parent-style-name="DefaultParagraphFont" style:family="text">
      <style:text-properties fo:color="#555555" fo:language="sv" fo:country="SE"/>
    </style:style>
    <style:style style:name="T304" style:parent-style-name="DefaultParagraphFont" style:family="text">
      <style:text-properties fo:color="#555555"/>
    </style:style>
    <style:style style:name="T305" style:parent-style-name="DefaultParagraphFont" style:family="text">
      <style:text-properties fo:color="#555555"/>
    </style:style>
    <style:style style:name="P306" style:parent-style-name="PreformattedText" style:family="paragraph">
      <style:paragraph-properties fo:background-color="#CCCCCC"/>
    </style:style>
    <style:style style:name="T307" style:parent-style-name="DefaultParagraphFont" style:family="text">
      <style:text-properties fo:color="#555555"/>
    </style:style>
    <style:style style:name="T308" style:parent-style-name="DefaultParagraphFont" style:family="text">
      <style:text-properties fo:color="#555555"/>
    </style:style>
    <style:style style:name="T309" style:parent-style-name="DefaultParagraphFont" style:family="text">
      <style:text-properties fo:font-weight="bold" style:font-weight-asian="bold" fo:color="#555555"/>
    </style:style>
    <style:style style:name="P310" style:parent-style-name="PreformattedText" style:family="paragraph">
      <style:paragraph-properties fo:background-color="#CCCCCC"/>
    </style:style>
    <style:style style:name="T311" style:parent-style-name="DefaultParagraphFont" style:family="text">
      <style:text-properties fo:color="#555555"/>
    </style:style>
    <style:style style:name="T312" style:parent-style-name="DefaultParagraphFont" style:family="text">
      <style:text-properties fo:color="#555555"/>
    </style:style>
    <style:style style:name="P313" style:parent-style-name="PreformattedText" style:family="paragraph">
      <style:paragraph-properties fo:background-color="#CCCCCC"/>
    </style:style>
    <style:style style:name="T314" style:parent-style-name="DefaultParagraphFont" style:family="text">
      <style:text-properties fo:color="#555555"/>
    </style:style>
    <style:style style:name="T315" style:parent-style-name="DefaultParagraphFont" style:family="text">
      <style:text-properties fo:color="#555555"/>
    </style:style>
    <style:style style:name="P316" style:parent-style-name="PreformattedText" style:family="paragraph">
      <style:paragraph-properties fo:background-color="#CCCCCC"/>
    </style:style>
    <style:style style:name="T317" style:parent-style-name="DefaultParagraphFont" style:family="text">
      <style:text-properties fo:color="#555555"/>
    </style:style>
    <style:style style:name="T318" style:parent-style-name="DefaultParagraphFont" style:family="text">
      <style:text-properties fo:color="#555555"/>
    </style:style>
    <style:style style:name="P319" style:parent-style-name="PreformattedText" style:family="paragraph">
      <style:paragraph-properties fo:background-color="#CCCCCC"/>
    </style:style>
    <style:style style:name="T320" style:parent-style-name="DefaultParagraphFont" style:family="text">
      <style:text-properties fo:color="#555555"/>
    </style:style>
    <style:style style:name="T321" style:parent-style-name="DefaultParagraphFont" style:family="text">
      <style:text-properties fo:color="#555555"/>
    </style:style>
    <style:style style:name="T322" style:parent-style-name="DefaultParagraphFont" style:family="text">
      <style:text-properties fo:font-weight="bold" style:font-weight-asian="bold" fo:color="#555555"/>
    </style:style>
    <style:style style:name="P323" style:parent-style-name="PreformattedText" style:family="paragraph">
      <style:paragraph-properties fo:background-color="#CCCCCC"/>
    </style:style>
    <style:style style:name="T324" style:parent-style-name="DefaultParagraphFont" style:family="text">
      <style:text-properties fo:color="#555555"/>
    </style:style>
    <style:style style:name="T325" style:parent-style-name="DefaultParagraphFont" style:family="text">
      <style:text-properties fo:color="#555555"/>
    </style:style>
    <style:style style:name="P326" style:parent-style-name="PreformattedText" style:family="paragraph">
      <style:paragraph-properties fo:background-color="#CCCCCC"/>
    </style:style>
    <style:style style:name="T327" style:parent-style-name="DefaultParagraphFont" style:family="text">
      <style:text-properties fo:color="#555555"/>
    </style:style>
    <style:style style:name="T328" style:parent-style-name="DefaultParagraphFont" style:family="text">
      <style:text-properties fo:color="#555555"/>
    </style:style>
    <style:style style:name="T329" style:parent-style-name="DefaultParagraphFont" style:family="text">
      <style:text-properties fo:color="#555555"/>
    </style:style>
    <style:style style:name="P330" style:parent-style-name="PreformattedText" style:family="paragraph">
      <style:paragraph-properties fo:background-color="#CCCCCC"/>
    </style:style>
    <style:style style:name="T331" style:parent-style-name="DefaultParagraphFont" style:family="text">
      <style:text-properties fo:color="#555555"/>
    </style:style>
    <style:style style:name="P332" style:parent-style-name="PreformattedText" style:family="paragraph">
      <style:paragraph-properties fo:background-color="#CCCCCC"/>
    </style:style>
    <style:style style:name="T333" style:parent-style-name="DefaultParagraphFont" style:family="text">
      <style:text-properties fo:color="#555555"/>
    </style:style>
    <style:style style:name="T334" style:parent-style-name="DefaultParagraphFont" style:family="text">
      <style:text-properties fo:color="#555555"/>
    </style:style>
    <style:style style:name="P335" style:parent-style-name="PreformattedText" style:family="paragraph">
      <style:paragraph-properties fo:background-color="#CCCCCC"/>
    </style:style>
    <style:style style:name="T336" style:parent-style-name="DefaultParagraphFont" style:family="text">
      <style:text-properties fo:color="#555555"/>
    </style:style>
    <style:style style:name="T337" style:parent-style-name="DefaultParagraphFont" style:family="text">
      <style:text-properties fo:color="#555555"/>
    </style:style>
    <style:style style:name="P338" style:parent-style-name="PreformattedText" style:family="paragraph">
      <style:paragraph-properties fo:background-color="#CCCCCC"/>
    </style:style>
    <style:style style:name="T339" style:parent-style-name="DefaultParagraphFont" style:family="text">
      <style:text-properties fo:color="#555555"/>
    </style:style>
    <style:style style:name="P340" style:parent-style-name="PreformattedText" style:family="paragraph">
      <style:paragraph-properties fo:background-color="#CCCCCC"/>
    </style:style>
    <style:style style:name="T341" style:parent-style-name="DefaultParagraphFont" style:family="text">
      <style:text-properties fo:color="#555555"/>
    </style:style>
    <style:style style:name="P342" style:parent-style-name="PreformattedText" style:family="paragraph">
      <style:paragraph-properties fo:margin-bottom="0.1965in" fo:background-color="#CCCCCC"/>
    </style:style>
    <style:style style:name="P343" style:parent-style-name="PreformattedText" style:family="paragraph">
      <style:paragraph-properties fo:background-color="#CCCCCC"/>
    </style:style>
    <style:style style:name="P344" style:parent-style-name="Standard" style:family="paragraph">
      <style:paragraph-properties fo:text-align="justify"/>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background-color="#CCCCCC"/>
    </style:style>
    <style:style style:name="P352" style:parent-style-name="PreformattedText" style:family="paragraph">
      <style:paragraph-properties fo:background-color="#CCCCCC"/>
      <style:text-properties fo:color="#555555"/>
    </style:style>
    <style:style style:name="P353" style:parent-style-name="PreformattedText" style:family="paragraph">
      <style:paragraph-properties fo:background-color="#CCCCCC"/>
    </style:style>
    <style:style style:name="T354" style:parent-style-name="DefaultParagraphFont" style:family="text">
      <style:text-properties fo:color="#555555"/>
    </style:style>
    <style:style style:name="T355" style:parent-style-name="DefaultParagraphFont" style:family="text">
      <style:text-properties fo:color="#555555"/>
    </style:style>
    <style:style style:name="T356" style:parent-style-name="DefaultParagraphFont" style:family="text">
      <style:text-properties fo:font-weight="bold" style:font-weight-asian="bold" fo:color="#555555"/>
    </style:style>
    <style:style style:name="P357" style:parent-style-name="PreformattedText" style:family="paragraph">
      <style:paragraph-properties fo:background-color="#CCCCCC"/>
    </style:style>
    <style:style style:name="T358" style:parent-style-name="DefaultParagraphFont" style:family="text">
      <style:text-properties fo:color="#555555"/>
    </style:style>
    <style:style style:name="T359" style:parent-style-name="DefaultParagraphFont" style:family="text">
      <style:text-properties fo:color="#555555"/>
    </style:style>
    <style:style style:name="P360" style:parent-style-name="PreformattedText" style:family="paragraph">
      <style:paragraph-properties fo:background-color="#CCCCCC"/>
    </style:style>
    <style:style style:name="T361" style:parent-style-name="DefaultParagraphFont" style:family="text">
      <style:text-properties fo:color="#555555"/>
    </style:style>
    <style:style style:name="T362" style:parent-style-name="DefaultParagraphFont" style:family="text">
      <style:text-properties fo:font-weight="bold" style:font-weight-asian="bold" fo:color="#555555"/>
    </style:style>
    <style:style style:name="T363" style:parent-style-name="DefaultParagraphFont" style:family="text">
      <style:text-properties fo:color="#555555"/>
    </style:style>
    <style:style style:name="P364" style:parent-style-name="PreformattedText" style:family="paragraph">
      <style:paragraph-properties fo:background-color="#CCCCCC"/>
    </style:style>
    <style:style style:name="T365" style:parent-style-name="DefaultParagraphFont" style:family="text">
      <style:text-properties fo:color="#555555"/>
    </style:style>
    <style:style style:name="T366" style:parent-style-name="DefaultParagraphFont" style:family="text">
      <style:text-properties fo:color="#555555"/>
    </style:style>
    <style:style style:name="P367" style:parent-style-name="PreformattedText" style:family="paragraph">
      <style:paragraph-properties fo:background-color="#CCCCCC"/>
    </style:style>
    <style:style style:name="T368" style:parent-style-name="DefaultParagraphFont" style:family="text">
      <style:text-properties fo:color="#555555"/>
    </style:style>
    <style:style style:name="T369" style:parent-style-name="DefaultParagraphFont" style:family="text">
      <style:text-properties fo:color="#555555"/>
    </style:style>
    <style:style style:name="P370" style:parent-style-name="PreformattedText" style:family="paragraph">
      <style:paragraph-properties fo:background-color="#CCCCCC"/>
    </style:style>
    <style:style style:name="T371" style:parent-style-name="DefaultParagraphFont" style:family="text">
      <style:text-properties fo:color="#555555"/>
    </style:style>
    <style:style style:name="T372" style:parent-style-name="DefaultParagraphFont" style:family="text">
      <style:text-properties fo:color="#555555"/>
    </style:style>
    <style:style style:name="P373" style:parent-style-name="PreformattedText" style:family="paragraph">
      <style:paragraph-properties fo:background-color="#CCCCCC"/>
    </style:style>
    <style:style style:name="T374" style:parent-style-name="DefaultParagraphFont" style:family="text">
      <style:text-properties fo:color="#555555"/>
    </style:style>
    <style:style style:name="P375" style:parent-style-name="PreformattedText" style:family="paragraph">
      <style:paragraph-properties fo:background-color="#CCCCCC"/>
    </style:style>
    <style:style style:name="T376" style:parent-style-name="DefaultParagraphFont" style:family="text">
      <style:text-properties fo:color="#555555"/>
    </style:style>
    <style:style style:name="T377" style:parent-style-name="DefaultParagraphFont" style:family="text">
      <style:text-properties fo:color="#555555"/>
    </style:style>
    <style:style style:name="P378" style:parent-style-name="PreformattedText" style:family="paragraph">
      <style:paragraph-properties fo:background-color="#CCCCCC"/>
    </style:style>
    <style:style style:name="T379" style:parent-style-name="DefaultParagraphFont" style:family="text">
      <style:text-properties fo:color="#555555"/>
    </style:style>
    <style:style style:name="T380" style:parent-style-name="DefaultParagraphFont" style:family="text">
      <style:text-properties fo:color="#555555"/>
    </style:style>
    <style:style style:name="P381" style:parent-style-name="PreformattedText" style:family="paragraph">
      <style:paragraph-properties fo:background-color="#CCCCCC"/>
    </style:style>
    <style:style style:name="T382" style:parent-style-name="DefaultParagraphFont" style:family="text">
      <style:text-properties fo:color="#555555"/>
    </style:style>
    <style:style style:name="T383" style:parent-style-name="DefaultParagraphFont" style:family="text">
      <style:text-properties fo:color="#555555"/>
    </style:style>
    <style:style style:name="P384" style:parent-style-name="PreformattedText" style:family="paragraph">
      <style:paragraph-properties fo:background-color="#CCCCCC"/>
    </style:style>
    <style:style style:name="T385" style:parent-style-name="DefaultParagraphFont" style:family="text">
      <style:text-properties fo:color="#555555"/>
    </style:style>
    <style:style style:name="T386" style:parent-style-name="DefaultParagraphFont" style:family="text">
      <style:text-properties fo:color="#555555"/>
    </style:style>
    <style:style style:name="P387" style:parent-style-name="PreformattedText" style:family="paragraph">
      <style:paragraph-properties fo:background-color="#CCCCCC"/>
    </style:style>
    <style:style style:name="T388" style:parent-style-name="DefaultParagraphFont" style:family="text">
      <style:text-properties fo:color="#555555"/>
    </style:style>
    <style:style style:name="T389" style:parent-style-name="DefaultParagraphFont" style:family="text">
      <style:text-properties fo:color="#555555"/>
    </style:style>
    <style:style style:name="P390" style:parent-style-name="PreformattedText" style:family="paragraph">
      <style:paragraph-properties fo:background-color="#CCCCCC"/>
    </style:style>
    <style:style style:name="T391" style:parent-style-name="DefaultParagraphFont" style:family="text">
      <style:text-properties fo:color="#555555"/>
    </style:style>
    <style:style style:name="T392" style:parent-style-name="DefaultParagraphFont" style:family="text">
      <style:text-properties fo:color="#555555"/>
    </style:style>
    <style:style style:name="P393" style:parent-style-name="PreformattedText" style:family="paragraph">
      <style:paragraph-properties fo:background-color="#CCCCCC"/>
    </style:style>
    <style:style style:name="T394" style:parent-style-name="DefaultParagraphFont" style:family="text">
      <style:text-properties fo:color="#555555"/>
    </style:style>
    <style:style style:name="T395" style:parent-style-name="DefaultParagraphFont" style:family="text">
      <style:text-properties fo:color="#555555"/>
    </style:style>
    <style:style style:name="P396" style:parent-style-name="PreformattedText" style:family="paragraph">
      <style:paragraph-properties fo:background-color="#CCCCCC"/>
    </style:style>
    <style:style style:name="T397" style:parent-style-name="DefaultParagraphFont" style:family="text">
      <style:text-properties fo:color="#555555"/>
    </style:style>
    <style:style style:name="T398" style:parent-style-name="DefaultParagraphFont" style:family="text">
      <style:text-properties fo:color="#555555"/>
    </style:style>
    <style:style style:name="P399" style:parent-style-name="PreformattedText" style:family="paragraph">
      <style:paragraph-properties fo:background-color="#CCCCCC"/>
    </style:style>
    <style:style style:name="T400" style:parent-style-name="DefaultParagraphFont" style:family="text">
      <style:text-properties fo:color="#555555"/>
    </style:style>
    <style:style style:name="P401" style:parent-style-name="PreformattedText" style:family="paragraph">
      <style:paragraph-properties fo:background-color="#CCCCCC"/>
    </style:style>
    <style:style style:name="T402" style:parent-style-name="DefaultParagraphFont" style:family="text">
      <style:text-properties fo:color="#555555"/>
    </style:style>
    <style:style style:name="T403" style:parent-style-name="DefaultParagraphFont" style:family="text">
      <style:text-properties fo:color="#555555"/>
    </style:style>
    <style:style style:name="T404" style:parent-style-name="DefaultParagraphFont" style:family="text">
      <style:text-properties fo:font-weight="bold" style:font-weight-asian="bold" fo:color="#555555"/>
    </style:style>
    <style:style style:name="P405" style:parent-style-name="PreformattedText" style:family="paragraph">
      <style:paragraph-properties fo:background-color="#CCCCCC"/>
      <style:text-properties fo:color="#555555"/>
    </style:style>
    <style:style style:name="P406" style:parent-style-name="PreformattedText" style:family="paragraph">
      <style:paragraph-properties fo:background-color="#CCCCCC"/>
    </style:style>
    <style:style style:name="T407" style:parent-style-name="DefaultParagraphFont" style:family="text">
      <style:text-properties fo:color="#555555"/>
    </style:style>
    <style:style style:name="T408" style:parent-style-name="DefaultParagraphFont" style:family="text">
      <style:text-properties fo:color="#555555"/>
    </style:style>
    <style:style style:name="P409" style:parent-style-name="PreformattedText" style:family="paragraph">
      <style:paragraph-properties fo:background-color="#CCCCCC"/>
    </style:style>
    <style:style style:name="T410" style:parent-style-name="DefaultParagraphFont" style:family="text">
      <style:text-properties fo:color="#555555"/>
    </style:style>
    <style:style style:name="T411" style:parent-style-name="DefaultParagraphFont" style:family="text">
      <style:text-properties fo:color="#555555"/>
    </style:style>
    <style:style style:name="P412" style:parent-style-name="PreformattedText" style:family="paragraph">
      <style:paragraph-properties fo:background-color="#CCCCCC"/>
    </style:style>
    <style:style style:name="T413" style:parent-style-name="DefaultParagraphFont" style:family="text">
      <style:text-properties fo:color="#555555"/>
    </style:style>
    <style:style style:name="T414" style:parent-style-name="DefaultParagraphFont" style:family="text">
      <style:text-properties fo:color="#555555"/>
    </style:style>
    <style:style style:name="T415" style:parent-style-name="DefaultParagraphFont" style:family="text">
      <style:text-properties fo:font-weight="bold" style:font-weight-asian="bold" fo:color="#555555"/>
    </style:style>
    <style:style style:name="P416" style:parent-style-name="PreformattedText" style:family="paragraph">
      <style:paragraph-properties fo:background-color="#CCCCCC"/>
    </style:style>
    <style:style style:name="T417" style:parent-style-name="DefaultParagraphFont" style:family="text">
      <style:text-properties fo:color="#555555"/>
    </style:style>
    <style:style style:name="T418" style:parent-style-name="DefaultParagraphFont" style:family="text">
      <style:text-properties fo:color="#555555"/>
    </style:style>
    <style:style style:name="P419" style:parent-style-name="PreformattedText" style:family="paragraph">
      <style:paragraph-properties fo:background-color="#CCCCCC"/>
    </style:style>
    <style:style style:name="T420" style:parent-style-name="DefaultParagraphFont" style:family="text">
      <style:text-properties fo:color="#555555"/>
    </style:style>
    <style:style style:name="T421" style:parent-style-name="DefaultParagraphFont" style:family="text">
      <style:text-properties fo:color="#555555" fo:language="sv" fo:country="SE"/>
    </style:style>
    <style:style style:name="T422" style:parent-style-name="DefaultParagraphFont" style:family="text">
      <style:text-properties fo:language="sv" fo:country="SE"/>
    </style:style>
    <style:style style:name="T423" style:parent-style-name="DefaultParagraphFont" style:family="text">
      <style:text-properties fo:color="#555555" fo:language="sv" fo:country="SE"/>
    </style:style>
    <style:style style:name="P424" style:parent-style-name="PreformattedText" style:family="paragraph">
      <style:paragraph-properties fo:background-color="#CCCCCC"/>
    </style:style>
    <style:style style:name="T425" style:parent-style-name="DefaultParagraphFont" style:family="text">
      <style:text-properties fo:color="#555555" fo:language="sv" fo:country="SE"/>
    </style:style>
    <style:style style:name="T426" style:parent-style-name="DefaultParagraphFont" style:family="text">
      <style:text-properties fo:language="sv" fo:country="SE"/>
    </style:style>
    <style:style style:name="P427" style:parent-style-name="PreformattedText" style:family="paragraph">
      <style:paragraph-properties fo:background-color="#CCCCCC"/>
    </style:style>
    <style:style style:name="T428" style:parent-style-name="DefaultParagraphFont" style:family="text">
      <style:text-properties fo:color="#555555" fo:language="sv" fo:country="SE"/>
    </style:style>
    <style:style style:name="T429" style:parent-style-name="DefaultParagraphFont" style:family="text">
      <style:text-properties fo:language="sv" fo:country="SE"/>
    </style:style>
    <style:style style:name="P430" style:parent-style-name="PreformattedText" style:family="paragraph">
      <style:paragraph-properties fo:background-color="#CCCCCC"/>
    </style:style>
    <style:style style:name="T431" style:parent-style-name="DefaultParagraphFont" style:family="text">
      <style:text-properties fo:color="#555555" fo:language="sv" fo:country="SE"/>
    </style:style>
    <style:style style:name="T432" style:parent-style-name="DefaultParagraphFont" style:family="text">
      <style:text-properties fo:language="sv" fo:country="SE"/>
    </style:style>
    <style:style style:name="T433" style:parent-style-name="DefaultParagraphFont" style:family="text">
      <style:text-properties fo:color="#555555" fo:language="sv" fo:country="SE"/>
    </style:style>
    <style:style style:name="T434" style:parent-style-name="DefaultParagraphFont" style:family="text">
      <style:text-properties fo:language="sv" fo:country="SE"/>
    </style:style>
    <style:style style:name="P435" style:parent-style-name="PreformattedText" style:family="paragraph">
      <style:paragraph-properties fo:background-color="#CCCCCC"/>
    </style:style>
    <style:style style:name="T436" style:parent-style-name="DefaultParagraphFont" style:family="text">
      <style:text-properties fo:color="#555555" fo:language="sv" fo:country="SE"/>
    </style:style>
    <style:style style:name="T437" style:parent-style-name="DefaultParagraphFont" style:family="text">
      <style:text-properties fo:language="sv" fo:country="SE"/>
    </style:style>
    <style:style style:name="T438" style:parent-style-name="DefaultParagraphFont" style:family="text">
      <style:text-properties fo:color="#555555" fo:language="sv" fo:country="SE"/>
    </style:style>
    <style:style style:name="T439" style:parent-style-name="DefaultParagraphFont" style:family="text">
      <style:text-properties fo:language="sv" fo:country="SE"/>
    </style:style>
    <style:style style:name="P440" style:parent-style-name="PreformattedText" style:family="paragraph">
      <style:paragraph-properties fo:background-color="#CCCCCC"/>
    </style:style>
    <style:style style:name="T441" style:parent-style-name="DefaultParagraphFont" style:family="text">
      <style:text-properties fo:color="#555555" fo:language="sv" fo:country="SE"/>
    </style:style>
    <style:style style:name="T442" style:parent-style-name="DefaultParagraphFont" style:family="text">
      <style:text-properties fo:color="#555555"/>
    </style:style>
    <style:style style:name="T443" style:parent-style-name="DefaultParagraphFont" style:family="text">
      <style:text-properties fo:color="#555555"/>
    </style:style>
    <style:style style:name="P444" style:parent-style-name="PreformattedText" style:family="paragraph">
      <style:paragraph-properties fo:background-color="#CCCCCC"/>
    </style:style>
    <style:style style:name="T445" style:parent-style-name="DefaultParagraphFont" style:family="text">
      <style:text-properties fo:color="#555555"/>
    </style:style>
    <style:style style:name="T446" style:parent-style-name="DefaultParagraphFont" style:family="text">
      <style:text-properties fo:color="#555555"/>
    </style:style>
    <style:style style:name="T447" style:parent-style-name="DefaultParagraphFont" style:family="text">
      <style:text-properties fo:font-weight="bold" style:font-weight-asian="bold" fo:color="#555555"/>
    </style:style>
    <style:style style:name="P448" style:parent-style-name="PreformattedText" style:family="paragraph">
      <style:paragraph-properties fo:background-color="#CCCCCC"/>
    </style:style>
    <style:style style:name="T449" style:parent-style-name="DefaultParagraphFont" style:family="text">
      <style:text-properties fo:color="#555555"/>
    </style:style>
    <style:style style:name="T450" style:parent-style-name="DefaultParagraphFont" style:family="text">
      <style:text-properties fo:color="#555555"/>
    </style:style>
    <style:style style:name="P451" style:parent-style-name="PreformattedText" style:family="paragraph">
      <style:paragraph-properties fo:background-color="#CCCCCC"/>
    </style:style>
    <style:style style:name="T452" style:parent-style-name="DefaultParagraphFont" style:family="text">
      <style:text-properties fo:color="#555555"/>
    </style:style>
    <style:style style:name="T453" style:parent-style-name="DefaultParagraphFont" style:family="text">
      <style:text-properties fo:color="#555555"/>
    </style:style>
    <style:style style:name="P454" style:parent-style-name="PreformattedText" style:family="paragraph">
      <style:paragraph-properties fo:background-color="#CCCCCC"/>
    </style:style>
    <style:style style:name="T455" style:parent-style-name="DefaultParagraphFont" style:family="text">
      <style:text-properties fo:color="#555555"/>
    </style:style>
    <style:style style:name="T456" style:parent-style-name="DefaultParagraphFont" style:family="text">
      <style:text-properties fo:color="#555555"/>
    </style:style>
    <style:style style:name="P457" style:parent-style-name="PreformattedText" style:family="paragraph">
      <style:paragraph-properties fo:background-color="#CCCCCC"/>
    </style:style>
    <style:style style:name="T458" style:parent-style-name="DefaultParagraphFont" style:family="text">
      <style:text-properties fo:color="#555555"/>
    </style:style>
    <style:style style:name="T459" style:parent-style-name="DefaultParagraphFont" style:family="text">
      <style:text-properties fo:color="#555555"/>
    </style:style>
    <style:style style:name="T460" style:parent-style-name="DefaultParagraphFont" style:family="text">
      <style:text-properties fo:font-weight="bold" style:font-weight-asian="bold" fo:color="#555555"/>
    </style:style>
    <style:style style:name="P461" style:parent-style-name="PreformattedText" style:family="paragraph">
      <style:paragraph-properties fo:background-color="#CCCCCC"/>
    </style:style>
    <style:style style:name="T462" style:parent-style-name="DefaultParagraphFont" style:family="text">
      <style:text-properties fo:color="#555555"/>
    </style:style>
    <style:style style:name="T463" style:parent-style-name="DefaultParagraphFont" style:family="text">
      <style:text-properties fo:color="#555555"/>
    </style:style>
    <style:style style:name="T464" style:parent-style-name="DefaultParagraphFont" style:family="text">
      <style:text-properties fo:color="#555555"/>
    </style:style>
    <style:style style:name="P465" style:parent-style-name="PreformattedText" style:family="paragraph">
      <style:paragraph-properties fo:background-color="#CCCCCC"/>
    </style:style>
    <style:style style:name="T466" style:parent-style-name="DefaultParagraphFont" style:family="text">
      <style:text-properties fo:color="#555555"/>
    </style:style>
    <style:style style:name="T467" style:parent-style-name="DefaultParagraphFont" style:family="text">
      <style:text-properties fo:color="#555555"/>
    </style:style>
    <style:style style:name="P468" style:parent-style-name="PreformattedText" style:family="paragraph">
      <style:paragraph-properties fo:background-color="#CCCCCC"/>
    </style:style>
    <style:style style:name="T469" style:parent-style-name="DefaultParagraphFont" style:family="text">
      <style:text-properties fo:color="#555555"/>
    </style:style>
    <style:style style:name="P470" style:parent-style-name="PreformattedText" style:family="paragraph">
      <style:paragraph-properties fo:background-color="#CCCCCC"/>
    </style:style>
    <style:style style:name="T471" style:parent-style-name="DefaultParagraphFont" style:family="text">
      <style:text-properties fo:color="#555555"/>
    </style:style>
    <style:style style:name="T472" style:parent-style-name="DefaultParagraphFont" style:family="text">
      <style:text-properties fo:color="#555555"/>
    </style:style>
    <style:style style:name="P473" style:parent-style-name="PreformattedText" style:family="paragraph">
      <style:paragraph-properties fo:background-color="#CCCCCC"/>
    </style:style>
    <style:style style:name="T474" style:parent-style-name="DefaultParagraphFont" style:family="text">
      <style:text-properties fo:color="#555555"/>
    </style:style>
    <style:style style:name="T475" style:parent-style-name="DefaultParagraphFont" style:family="text">
      <style:text-properties fo:color="#555555"/>
    </style:style>
    <style:style style:name="P476" style:parent-style-name="PreformattedText" style:family="paragraph">
      <style:paragraph-properties fo:text-align="justify" fo:background-color="#CCCCCC"/>
    </style:style>
    <style:style style:name="P477" style:parent-style-name="PreformattedText" style:family="paragraph">
      <style:paragraph-properties fo:text-align="justify" fo:background-color="#CCCCCC"/>
    </style:style>
    <style:style style:name="P478" style:parent-style-name="PreformattedText" style:family="paragraph">
      <style:paragraph-properties fo:background-color="#FFFFFF"/>
    </style:style>
    <style:style style:name="T479" style:parent-style-name="DefaultParagraphFont" style:family="text">
      <style:text-properties fo:font-weight="bold" style:font-weight-asian="bold" style:font-weight-complex="bold"/>
    </style:style>
    <style:style style:name="P480" style:parent-style-name="Standard" style:family="paragraph">
      <style:paragraph-properties fo:background-color="#FFFFFF"/>
    </style:style>
    <style:style style:name="T481" style:parent-style-name="DefaultParagraphFont" style:family="text">
      <style:text-properties fo:font-weight="bold" style:font-weight-asian="bold" style:font-weight-complex="bold"/>
    </style:style>
    <style:style style:name="P482" style:parent-style-name="Standard" style:family="paragraph">
      <style:paragraph-properties fo:background-color="#FFFFFF"/>
    </style:style>
    <style:style style:name="P483" style:parent-style-name="Standard" style:family="paragraph">
      <style:paragraph-properties fo:background-color="#FFFFFF"/>
    </style:style>
    <style:style style:name="P484" style:parent-style-name="Standard" style:family="paragraph">
      <style:paragraph-properties fo:background-color="#FFFFFF"/>
    </style:style>
    <style:style style:name="P485" style:parent-style-name="Standard" style:family="paragraph">
      <style:paragraph-properties fo:text-align="justify" fo:background-color="#FFFFFF"/>
    </style:style>
    <style:style style:name="P486" style:parent-style-name="PreformattedText" style:family="paragraph">
      <style:paragraph-properties fo:text-align="justify" fo:background-color="#CCCCCC"/>
    </style:style>
    <style:style style:name="P487" style:parent-style-name="PreformattedText" style:family="paragraph">
      <style:paragraph-properties fo:background-color="#CCCCCC"/>
      <style:text-properties fo:color="#555555"/>
    </style:style>
    <style:style style:name="P488" style:parent-style-name="PreformattedText" style:family="paragraph">
      <style:paragraph-properties fo:background-color="#CCCCCC"/>
      <style:text-properties fo:color="#555555"/>
    </style:style>
    <style:style style:name="P489" style:parent-style-name="PreformattedText" style:family="paragraph">
      <style:paragraph-properties fo:background-color="#CCCCCC"/>
      <style:text-properties fo:color="#555555"/>
    </style:style>
    <style:style style:name="P490" style:parent-style-name="PreformattedText" style:family="paragraph">
      <style:paragraph-properties fo:background-color="#CCCCCC"/>
      <style:text-properties fo:color="#555555"/>
    </style:style>
    <style:style style:name="P491" style:parent-style-name="PreformattedText" style:family="paragraph">
      <style:paragraph-properties fo:background-color="#CCCCCC"/>
      <style:text-properties fo:color="#555555"/>
    </style:style>
    <style:style style:name="P492" style:parent-style-name="PreformattedText" style:family="paragraph">
      <style:paragraph-properties fo:background-color="#CCCCCC"/>
      <style:text-properties fo:color="#555555"/>
    </style:style>
    <style:style style:name="P493" style:parent-style-name="PreformattedText" style:family="paragraph">
      <style:paragraph-properties fo:background-color="#CCCCCC"/>
      <style:text-properties fo:color="#555555"/>
    </style:style>
    <style:style style:name="P494" style:parent-style-name="PreformattedText" style:family="paragraph">
      <style:paragraph-properties fo:background-color="#CCCCCC"/>
      <style:text-properties fo:color="#555555"/>
    </style:style>
    <style:style style:name="P495" style:parent-style-name="PreformattedText" style:family="paragraph">
      <style:paragraph-properties fo:background-color="#CCCCCC"/>
      <style:text-properties fo:color="#555555"/>
    </style:style>
    <style:style style:name="P496" style:parent-style-name="PreformattedText" style:family="paragraph">
      <style:paragraph-properties fo:background-color="#CCCCCC"/>
      <style:text-properties fo:color="#555555"/>
    </style:style>
    <style:style style:name="P497" style:parent-style-name="PreformattedText" style:family="paragraph">
      <style:paragraph-properties fo:background-color="#CCCCCC"/>
      <style:text-properties fo:color="#555555"/>
    </style:style>
    <style:style style:name="P498" style:parent-style-name="PreformattedText" style:family="paragraph">
      <style:paragraph-properties fo:background-color="#CCCCCC"/>
      <style:text-properties fo:color="#555555"/>
    </style:style>
    <style:style style:name="P499" style:parent-style-name="PreformattedText" style:family="paragraph">
      <style:paragraph-properties fo:background-color="#CCCCCC"/>
      <style:text-properties fo:color="#555555"/>
    </style:style>
    <style:style style:name="P500" style:parent-style-name="PreformattedText" style:family="paragraph">
      <style:paragraph-properties fo:background-color="#CCCCCC"/>
      <style:text-properties fo:color="#555555"/>
    </style:style>
    <style:style style:name="P501" style:parent-style-name="PreformattedText" style:family="paragraph">
      <style:paragraph-properties fo:background-color="#CCCCCC"/>
      <style:text-properties fo:color="#555555"/>
    </style:style>
    <style:style style:name="P502" style:parent-style-name="PreformattedText" style:family="paragraph">
      <style:paragraph-properties fo:background-color="#CCCCCC"/>
      <style:text-properties fo:color="#555555"/>
    </style:style>
    <style:style style:name="P503" style:parent-style-name="PreformattedText" style:family="paragraph">
      <style:paragraph-properties fo:background-color="#CCCCCC"/>
      <style:text-properties fo:color="#555555"/>
    </style:style>
    <style:style style:name="P504" style:parent-style-name="PreformattedText" style:family="paragraph">
      <style:paragraph-properties fo:background-color="#CCCCCC"/>
      <style:text-properties fo:color="#555555"/>
    </style:style>
    <style:style style:name="P505" style:parent-style-name="PreformattedText" style:family="paragraph">
      <style:paragraph-properties fo:background-color="#CCCCCC"/>
      <style:text-properties fo:color="#555555"/>
    </style:style>
    <style:style style:name="P506" style:parent-style-name="PreformattedText" style:family="paragraph">
      <style:paragraph-properties fo:background-color="#CCCCCC"/>
      <style:text-properties fo:color="#555555"/>
    </style:style>
    <style:style style:name="P507" style:parent-style-name="PreformattedText" style:family="paragraph">
      <style:paragraph-properties fo:background-color="#CCCCCC"/>
      <style:text-properties fo:color="#555555"/>
    </style:style>
    <style:style style:name="P508" style:parent-style-name="PreformattedText" style:family="paragraph">
      <style:paragraph-properties fo:background-color="#CCCCCC"/>
      <style:text-properties fo:color="#555555"/>
    </style:style>
    <style:style style:name="P509" style:parent-style-name="PreformattedText" style:family="paragraph">
      <style:paragraph-properties fo:background-color="#CCCCCC"/>
      <style:text-properties fo:color="#555555"/>
    </style:style>
    <style:style style:name="P510" style:parent-style-name="PreformattedText" style:family="paragraph">
      <style:paragraph-properties fo:background-color="#CCCCCC"/>
      <style:text-properties fo:color="#555555"/>
    </style:style>
    <style:style style:name="P511" style:parent-style-name="PreformattedText" style:family="paragraph">
      <style:paragraph-properties fo:margin-bottom="0.1965in" fo:background-color="#CCCCCC"/>
    </style:style>
    <style:style style:name="P512" style:parent-style-name="PreformattedText" style:family="paragraph">
      <style:paragraph-properties fo:text-align="justify" fo:background-color="#FFFFFF"/>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PreformattedText" style:family="paragraph">
      <style:paragraph-properties fo:background-color="#CCCCCC"/>
      <style:text-properties fo:color="#555555"/>
    </style:style>
    <style:style style:name="P518" style:parent-style-name="PreformattedText" style:family="paragraph">
      <style:paragraph-properties fo:background-color="#CCCCCC"/>
    </style:style>
    <style:style style:name="T519" style:parent-style-name="DefaultParagraphFont" style:family="text">
      <style:text-properties fo:color="#555555"/>
    </style:style>
    <style:style style:name="T520" style:parent-style-name="DefaultParagraphFont" style:family="text">
      <style:text-properties fo:color="#555555"/>
    </style:style>
    <style:style style:name="T521" style:parent-style-name="DefaultParagraphFont" style:family="text">
      <style:text-properties fo:font-weight="bold" style:font-weight-asian="bold" fo:color="#555555"/>
    </style:style>
    <style:style style:name="P522" style:parent-style-name="PreformattedText" style:family="paragraph">
      <style:paragraph-properties fo:background-color="#CCCCCC"/>
    </style:style>
    <style:style style:name="T523" style:parent-style-name="DefaultParagraphFont" style:family="text">
      <style:text-properties fo:color="#555555"/>
    </style:style>
    <style:style style:name="T524" style:parent-style-name="DefaultParagraphFont" style:family="text">
      <style:text-properties fo:color="#555555"/>
    </style:style>
    <style:style style:name="P525" style:parent-style-name="PreformattedText" style:family="paragraph">
      <style:paragraph-properties fo:background-color="#CCCCCC"/>
    </style:style>
    <style:style style:name="T526" style:parent-style-name="DefaultParagraphFont" style:family="text">
      <style:text-properties fo:color="#555555"/>
    </style:style>
    <style:style style:name="T527" style:parent-style-name="DefaultParagraphFont" style:family="text">
      <style:text-properties fo:font-weight="bold" style:font-weight-asian="bold" fo:color="#555555"/>
    </style:style>
    <style:style style:name="T528" style:parent-style-name="DefaultParagraphFont" style:family="text">
      <style:text-properties fo:color="#555555"/>
    </style:style>
    <style:style style:name="P529" style:parent-style-name="PreformattedText" style:family="paragraph">
      <style:paragraph-properties fo:background-color="#CCCCCC"/>
    </style:style>
    <style:style style:name="T530" style:parent-style-name="DefaultParagraphFont" style:family="text">
      <style:text-properties fo:color="#555555"/>
    </style:style>
    <style:style style:name="T531" style:parent-style-name="DefaultParagraphFont" style:family="text">
      <style:text-properties fo:color="#555555"/>
    </style:style>
    <style:style style:name="P532" style:parent-style-name="PreformattedText" style:family="paragraph">
      <style:paragraph-properties fo:background-color="#CCCCCC"/>
    </style:style>
    <style:style style:name="T533" style:parent-style-name="DefaultParagraphFont" style:family="text">
      <style:text-properties fo:color="#555555"/>
    </style:style>
    <style:style style:name="T534" style:parent-style-name="DefaultParagraphFont" style:family="text">
      <style:text-properties fo:color="#555555"/>
    </style:style>
    <style:style style:name="P535" style:parent-style-name="PreformattedText" style:family="paragraph">
      <style:paragraph-properties fo:background-color="#CCCCCC"/>
    </style:style>
    <style:style style:name="T536" style:parent-style-name="DefaultParagraphFont" style:family="text">
      <style:text-properties fo:color="#555555"/>
    </style:style>
    <style:style style:name="T537" style:parent-style-name="DefaultParagraphFont" style:family="text">
      <style:text-properties fo:color="#555555"/>
    </style:style>
    <style:style style:name="T538" style:parent-style-name="DefaultParagraphFont" style:family="text">
      <style:text-properties fo:color="#555555"/>
    </style:style>
    <style:style style:name="P539" style:parent-style-name="PreformattedText" style:family="paragraph">
      <style:paragraph-properties fo:background-color="#CCCCCC"/>
    </style:style>
    <style:style style:name="T540" style:parent-style-name="DefaultParagraphFont" style:family="text">
      <style:text-properties fo:color="#555555"/>
    </style:style>
    <style:style style:name="P541" style:parent-style-name="PreformattedText" style:family="paragraph">
      <style:paragraph-properties fo:background-color="#CCCCCC"/>
    </style:style>
    <style:style style:name="T542" style:parent-style-name="DefaultParagraphFont" style:family="text">
      <style:text-properties fo:color="#555555"/>
    </style:style>
    <style:style style:name="T543" style:parent-style-name="DefaultParagraphFont" style:family="text">
      <style:text-properties fo:color="#555555"/>
    </style:style>
    <style:style style:name="P544" style:parent-style-name="PreformattedText" style:family="paragraph">
      <style:paragraph-properties fo:background-color="#CCCCCC"/>
    </style:style>
    <style:style style:name="T545" style:parent-style-name="DefaultParagraphFont" style:family="text">
      <style:text-properties fo:color="#555555"/>
    </style:style>
    <style:style style:name="T546" style:parent-style-name="DefaultParagraphFont" style:family="text">
      <style:text-properties fo:color="#555555"/>
    </style:style>
    <style:style style:name="P547" style:parent-style-name="PreformattedText" style:family="paragraph">
      <style:paragraph-properties fo:background-color="#CCCCCC"/>
    </style:style>
    <style:style style:name="T548" style:parent-style-name="DefaultParagraphFont" style:family="text">
      <style:text-properties fo:color="#555555"/>
    </style:style>
    <style:style style:name="T549" style:parent-style-name="DefaultParagraphFont" style:family="text">
      <style:text-properties fo:color="#555555"/>
    </style:style>
    <style:style style:name="P550" style:parent-style-name="PreformattedText" style:family="paragraph">
      <style:paragraph-properties fo:background-color="#CCCCCC"/>
    </style:style>
    <style:style style:name="T551" style:parent-style-name="DefaultParagraphFont" style:family="text">
      <style:text-properties fo:color="#555555"/>
    </style:style>
    <style:style style:name="T552" style:parent-style-name="DefaultParagraphFont" style:family="text">
      <style:text-properties fo:color="#555555"/>
    </style:style>
    <style:style style:name="P553" style:parent-style-name="PreformattedText" style:family="paragraph">
      <style:paragraph-properties fo:background-color="#CCCCCC"/>
    </style:style>
    <style:style style:name="T554" style:parent-style-name="DefaultParagraphFont" style:family="text">
      <style:text-properties fo:color="#555555"/>
    </style:style>
    <style:style style:name="P555" style:parent-style-name="PreformattedText" style:family="paragraph">
      <style:paragraph-properties fo:background-color="#CCCCCC"/>
    </style:style>
    <style:style style:name="T556" style:parent-style-name="DefaultParagraphFont" style:family="text">
      <style:text-properties fo:color="#555555"/>
    </style:style>
    <style:style style:name="T557" style:parent-style-name="DefaultParagraphFont" style:family="text">
      <style:text-properties fo:color="#555555"/>
    </style:style>
    <style:style style:name="P558" style:parent-style-name="PreformattedText" style:family="paragraph">
      <style:paragraph-properties fo:background-color="#CCCCCC"/>
    </style:style>
    <style:style style:name="T559" style:parent-style-name="DefaultParagraphFont" style:family="text">
      <style:text-properties fo:color="#555555"/>
    </style:style>
    <style:style style:name="T560" style:parent-style-name="DefaultParagraphFont" style:family="text">
      <style:text-properties fo:color="#555555"/>
    </style:style>
    <style:style style:name="P561" style:parent-style-name="PreformattedText" style:family="paragraph">
      <style:paragraph-properties fo:background-color="#CCCCCC"/>
    </style:style>
    <style:style style:name="T562" style:parent-style-name="DefaultParagraphFont" style:family="text">
      <style:text-properties fo:color="#555555"/>
    </style:style>
    <style:style style:name="T563" style:parent-style-name="DefaultParagraphFont" style:family="text">
      <style:text-properties fo:color="#555555"/>
    </style:style>
    <style:style style:name="P564" style:parent-style-name="PreformattedText" style:family="paragraph">
      <style:paragraph-properties fo:background-color="#CCCCCC"/>
    </style:style>
    <style:style style:name="T565" style:parent-style-name="DefaultParagraphFont" style:family="text">
      <style:text-properties fo:color="#555555"/>
    </style:style>
    <style:style style:name="P566" style:parent-style-name="PreformattedText" style:family="paragraph">
      <style:paragraph-properties fo:background-color="#CCCCCC"/>
    </style:style>
    <style:style style:name="T567" style:parent-style-name="DefaultParagraphFont" style:family="text">
      <style:text-properties fo:color="#555555"/>
    </style:style>
    <style:style style:name="T568" style:parent-style-name="DefaultParagraphFont" style:family="text">
      <style:text-properties fo:color="#555555"/>
    </style:style>
    <style:style style:name="T569" style:parent-style-name="DefaultParagraphFont" style:family="text">
      <style:text-properties fo:font-weight="bold" style:font-weight-asian="bold" fo:color="#555555"/>
    </style:style>
    <style:style style:name="P570" style:parent-style-name="PreformattedText" style:family="paragraph">
      <style:paragraph-properties fo:background-color="#CCCCCC"/>
      <style:text-properties fo:color="#555555"/>
    </style:style>
    <style:style style:name="P571" style:parent-style-name="PreformattedText" style:family="paragraph">
      <style:paragraph-properties fo:background-color="#CCCCCC"/>
    </style:style>
    <style:style style:name="T572" style:parent-style-name="DefaultParagraphFont" style:family="text">
      <style:text-properties fo:color="#555555"/>
    </style:style>
    <style:style style:name="T573" style:parent-style-name="DefaultParagraphFont" style:family="text">
      <style:text-properties fo:color="#555555"/>
    </style:style>
    <style:style style:name="T574" style:parent-style-name="DefaultParagraphFont" style:family="text">
      <style:text-properties fo:color="#555555"/>
    </style:style>
    <style:style style:name="P575" style:parent-style-name="PreformattedText" style:family="paragraph">
      <style:paragraph-properties fo:background-color="#CCCCCC"/>
    </style:style>
    <style:style style:name="T576" style:parent-style-name="DefaultParagraphFont" style:family="text">
      <style:text-properties fo:color="#555555"/>
    </style:style>
    <style:style style:name="T577" style:parent-style-name="DefaultParagraphFont" style:family="text">
      <style:text-properties fo:color="#555555"/>
    </style:style>
    <style:style style:name="P578" style:parent-style-name="PreformattedText" style:family="paragraph">
      <style:paragraph-properties fo:background-color="#CCCCCC"/>
    </style:style>
    <style:style style:name="T579" style:parent-style-name="DefaultParagraphFont" style:family="text">
      <style:text-properties fo:color="#555555"/>
    </style:style>
    <style:style style:name="T580" style:parent-style-name="DefaultParagraphFont" style:family="text">
      <style:text-properties fo:color="#555555"/>
    </style:style>
    <style:style style:name="T581" style:parent-style-name="DefaultParagraphFont" style:family="text">
      <style:text-properties fo:font-weight="bold" style:font-weight-asian="bold" fo:color="#555555"/>
    </style:style>
    <style:style style:name="P582" style:parent-style-name="PreformattedText" style:family="paragraph">
      <style:paragraph-properties fo:background-color="#CCCCCC"/>
    </style:style>
    <style:style style:name="T583" style:parent-style-name="DefaultParagraphFont" style:family="text">
      <style:text-properties fo:color="#555555"/>
    </style:style>
    <style:style style:name="T584" style:parent-style-name="DefaultParagraphFont" style:family="text">
      <style:text-properties fo:color="#555555"/>
    </style:style>
    <style:style style:name="P585" style:parent-style-name="PreformattedText" style:family="paragraph">
      <style:paragraph-properties fo:background-color="#CCCCCC"/>
    </style:style>
    <style:style style:name="T586" style:parent-style-name="DefaultParagraphFont" style:family="text">
      <style:text-properties fo:color="#555555"/>
    </style:style>
    <style:style style:name="T587" style:parent-style-name="DefaultParagraphFont" style:family="text">
      <style:text-properties fo:color="#555555" fo:language="sv" fo:country="SE"/>
    </style:style>
    <style:style style:name="T588" style:parent-style-name="DefaultParagraphFont" style:family="text">
      <style:text-properties fo:language="sv" fo:country="SE"/>
    </style:style>
    <style:style style:name="T589" style:parent-style-name="DefaultParagraphFont" style:family="text">
      <style:text-properties fo:color="#555555" fo:language="sv" fo:country="SE"/>
    </style:style>
    <style:style style:name="P590" style:parent-style-name="PreformattedText" style:family="paragraph">
      <style:paragraph-properties fo:background-color="#CCCCCC"/>
    </style:style>
    <style:style style:name="T591" style:parent-style-name="DefaultParagraphFont" style:family="text">
      <style:text-properties fo:color="#555555" fo:language="sv" fo:country="SE"/>
    </style:style>
    <style:style style:name="T592" style:parent-style-name="DefaultParagraphFont" style:family="text">
      <style:text-properties fo:language="sv" fo:country="SE"/>
    </style:style>
    <style:style style:name="P593" style:parent-style-name="PreformattedText" style:family="paragraph">
      <style:paragraph-properties fo:background-color="#CCCCCC"/>
    </style:style>
    <style:style style:name="T594" style:parent-style-name="DefaultParagraphFont" style:family="text">
      <style:text-properties fo:color="#555555" fo:language="sv" fo:country="SE"/>
    </style:style>
    <style:style style:name="T595" style:parent-style-name="DefaultParagraphFont" style:family="text">
      <style:text-properties fo:language="sv" fo:country="SE"/>
    </style:style>
    <style:style style:name="P596" style:parent-style-name="PreformattedText" style:family="paragraph">
      <style:paragraph-properties fo:background-color="#CCCCCC"/>
    </style:style>
    <style:style style:name="T597" style:parent-style-name="DefaultParagraphFont" style:family="text">
      <style:text-properties fo:color="#555555" fo:language="sv" fo:country="SE"/>
    </style:style>
    <style:style style:name="T598" style:parent-style-name="DefaultParagraphFont" style:family="text">
      <style:text-properties fo:language="sv" fo:country="SE"/>
    </style:style>
    <style:style style:name="T599" style:parent-style-name="DefaultParagraphFont" style:family="text">
      <style:text-properties fo:color="#555555" fo:language="sv" fo:country="SE"/>
    </style:style>
    <style:style style:name="T600" style:parent-style-name="DefaultParagraphFont" style:family="text">
      <style:text-properties fo:language="sv" fo:country="SE"/>
    </style:style>
    <style:style style:name="P601" style:parent-style-name="PreformattedText" style:family="paragraph">
      <style:paragraph-properties fo:background-color="#CCCCCC"/>
    </style:style>
    <style:style style:name="T602" style:parent-style-name="DefaultParagraphFont" style:family="text">
      <style:text-properties fo:color="#555555" fo:language="sv" fo:country="SE"/>
    </style:style>
    <style:style style:name="T603" style:parent-style-name="DefaultParagraphFont" style:family="text">
      <style:text-properties fo:language="sv" fo:country="SE"/>
    </style:style>
    <style:style style:name="T604" style:parent-style-name="DefaultParagraphFont" style:family="text">
      <style:text-properties fo:color="#555555" fo:language="sv" fo:country="SE"/>
    </style:style>
    <style:style style:name="T605" style:parent-style-name="DefaultParagraphFont" style:family="text">
      <style:text-properties fo:language="sv" fo:country="SE"/>
    </style:style>
    <style:style style:name="P606" style:parent-style-name="PreformattedText" style:family="paragraph">
      <style:paragraph-properties fo:background-color="#CCCCCC"/>
    </style:style>
    <style:style style:name="T607" style:parent-style-name="DefaultParagraphFont" style:family="text">
      <style:text-properties fo:color="#555555" fo:language="sv" fo:country="SE"/>
    </style:style>
    <style:style style:name="T608" style:parent-style-name="DefaultParagraphFont" style:family="text">
      <style:text-properties fo:color="#555555"/>
    </style:style>
    <style:style style:name="T609" style:parent-style-name="DefaultParagraphFont" style:family="text">
      <style:text-properties fo:color="#555555"/>
    </style:style>
    <style:style style:name="P610" style:parent-style-name="PreformattedText" style:family="paragraph">
      <style:paragraph-properties fo:background-color="#CCCCCC"/>
    </style:style>
    <style:style style:name="T611" style:parent-style-name="DefaultParagraphFont" style:family="text">
      <style:text-properties fo:color="#555555"/>
    </style:style>
    <style:style style:name="T612" style:parent-style-name="DefaultParagraphFont" style:family="text">
      <style:text-properties fo:color="#555555"/>
    </style:style>
    <style:style style:name="T613" style:parent-style-name="DefaultParagraphFont" style:family="text">
      <style:text-properties fo:font-weight="bold" style:font-weight-asian="bold" fo:color="#555555"/>
    </style:style>
    <style:style style:name="P614" style:parent-style-name="PreformattedText" style:family="paragraph">
      <style:paragraph-properties fo:background-color="#CCCCCC"/>
    </style:style>
    <style:style style:name="T615" style:parent-style-name="DefaultParagraphFont" style:family="text">
      <style:text-properties fo:color="#555555"/>
    </style:style>
    <style:style style:name="T616" style:parent-style-name="DefaultParagraphFont" style:family="text">
      <style:text-properties fo:color="#555555"/>
    </style:style>
    <style:style style:name="P617" style:parent-style-name="PreformattedText" style:family="paragraph">
      <style:paragraph-properties fo:background-color="#CCCCCC"/>
    </style:style>
    <style:style style:name="T618" style:parent-style-name="DefaultParagraphFont" style:family="text">
      <style:text-properties fo:color="#555555"/>
    </style:style>
    <style:style style:name="T619" style:parent-style-name="DefaultParagraphFont" style:family="text">
      <style:text-properties fo:color="#555555"/>
    </style:style>
    <style:style style:name="P620" style:parent-style-name="PreformattedText" style:family="paragraph">
      <style:paragraph-properties fo:background-color="#CCCCCC"/>
    </style:style>
    <style:style style:name="T621" style:parent-style-name="DefaultParagraphFont" style:family="text">
      <style:text-properties fo:color="#555555"/>
    </style:style>
    <style:style style:name="T622" style:parent-style-name="DefaultParagraphFont" style:family="text">
      <style:text-properties fo:color="#555555"/>
    </style:style>
    <style:style style:name="P623" style:parent-style-name="PreformattedText" style:family="paragraph">
      <style:paragraph-properties fo:background-color="#CCCCCC"/>
    </style:style>
    <style:style style:name="T624" style:parent-style-name="DefaultParagraphFont" style:family="text">
      <style:text-properties fo:color="#555555"/>
    </style:style>
    <style:style style:name="T625" style:parent-style-name="DefaultParagraphFont" style:family="text">
      <style:text-properties fo:color="#555555"/>
    </style:style>
    <style:style style:name="T626" style:parent-style-name="DefaultParagraphFont" style:family="text">
      <style:text-properties fo:font-weight="bold" style:font-weight-asian="bold" fo:color="#555555"/>
    </style:style>
    <style:style style:name="P627" style:parent-style-name="PreformattedText" style:family="paragraph">
      <style:paragraph-properties fo:background-color="#CCCCCC"/>
    </style:style>
    <style:style style:name="T628" style:parent-style-name="DefaultParagraphFont" style:family="text">
      <style:text-properties fo:color="#555555"/>
    </style:style>
    <style:style style:name="T629" style:parent-style-name="DefaultParagraphFont" style:family="text">
      <style:text-properties fo:color="#555555"/>
    </style:style>
    <style:style style:name="P630" style:parent-style-name="PreformattedText" style:family="paragraph">
      <style:paragraph-properties fo:background-color="#CCCCCC"/>
    </style:style>
    <style:style style:name="T631" style:parent-style-name="DefaultParagraphFont" style:family="text">
      <style:text-properties fo:color="#555555"/>
    </style:style>
    <style:style style:name="T632" style:parent-style-name="DefaultParagraphFont" style:family="text">
      <style:text-properties fo:color="#555555"/>
    </style:style>
    <style:style style:name="P633" style:parent-style-name="PreformattedText" style:family="paragraph">
      <style:paragraph-properties fo:background-color="#CCCCCC"/>
    </style:style>
    <style:style style:name="T634" style:parent-style-name="DefaultParagraphFont" style:family="text">
      <style:text-properties fo:color="#555555"/>
    </style:style>
    <style:style style:name="P635" style:parent-style-name="PreformattedText" style:family="paragraph">
      <style:paragraph-properties fo:background-color="#CCCCCC"/>
    </style:style>
    <style:style style:name="T636" style:parent-style-name="DefaultParagraphFont" style:family="text">
      <style:text-properties fo:color="#555555"/>
    </style:style>
    <style:style style:name="T637" style:parent-style-name="DefaultParagraphFont" style:family="text">
      <style:text-properties fo:color="#555555"/>
    </style:style>
    <style:style style:name="P638" style:parent-style-name="PreformattedText" style:family="paragraph">
      <style:paragraph-properties fo:background-color="#CCCCCC"/>
    </style:style>
    <style:style style:name="T639" style:parent-style-name="DefaultParagraphFont" style:family="text">
      <style:text-properties fo:color="#555555"/>
    </style:style>
    <style:style style:name="T640" style:parent-style-name="DefaultParagraphFont" style:family="text">
      <style:text-properties fo:color="#555555"/>
    </style:style>
    <style:style style:name="P641" style:parent-style-name="PreformattedText" style:family="paragraph">
      <style:paragraph-properties fo:text-align="justify" fo:background-color="#CCCCCC"/>
    </style:style>
    <style:style style:name="P642" style:parent-style-name="PreformattedText" style:family="paragraph">
      <style:paragraph-properties fo:text-align="justify" fo:background-color="#CCCCCC"/>
    </style:style>
    <style:style style:name="P643" style:parent-style-name="PreformattedText" style:family="paragraph">
      <style:paragraph-properties fo:text-align="justify" fo:background-color="#FFFFFF"/>
    </style:style>
    <style:style style:name="P644" style:parent-style-name="Standard" style:family="paragraph">
      <style:paragraph-properties fo:background-color="#FFFFFF"/>
    </style:style>
    <style:style style:name="T645" style:parent-style-name="DefaultParagraphFont" style:family="text">
      <style:text-properties fo:font-weight="bold" style:font-weight-asian="bold" style:font-weight-complex="bold"/>
    </style:style>
    <style:style style:name="T646" style:parent-style-name="DefaultParagraphFont" style:family="text">
      <style:text-properties fo:font-weight="bold" style:font-weight-asian="bold" style:font-weight-complex="bold"/>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office:automatic-styles>
  <office:body>
    <office:text text:use-soft-page-breaks="true">
      <text:h text:style-name="P1" text:outline-level="1"/>
      <text:h text:style-name="P2" text:outline-level="1">Arrowhead<text:s/>DataManager<text:s/>Core Service 4.1.3<text:s/>­<text:s/>Release Notes</text:h>
      <text:h text:style-name="P3" text:outline-level="1"><text:s/></text:h>
      <text:p text:style-name="Standard"/>
      <text:p text:style-name="P4">In Arrowhead version 4.1.3, the whole codebase of the Arrowhead framework has been rewritten using Spring Boot technology. We believe the new version is better both in code quality, performance and robustness. It is easier to use, maintain and improve.</text:p>
      <text:p text:style-name="P5">However, this means that Arrowhead version 4.1.3 is NOT compatible with providers and consumers written for version 4.1.2 because the changes affect not just the backend but the public interface of the core services, too.</text:p>
      <text:p text:style-name="P6">This document describes the new public API of the Arrowhead<text:s/>DataManager<text:s/>Core Service 4.1.3 and shows the key differences between the new interface and the old one.</text:p>
      <text:h text:style-name="Heading2" text:outline-level="2">Client Services</text:h>
      <text:p text:style-name="Standard">These services can be used by<text:s/>consumers in an<text:s/>Arrowhead Cloud.</text:p>
      <text:p text:style-name="Standard"/>
      <text:p text:style-name="Standard"><text:span text:style-name="T7">Uri</text:span>: /datamanager/echo</text:p>
      <text:p text:style-name="Standard"><text:span text:style-name="T8">Type</text:span>: GET</text:p>
      <text:p text:style-name="Standard"/>
      <text:p text:style-name="P9">Returns a “Got it” message with the purpose of testing the core service availability.</text:p>
      <text:p text:style-name="P10"/>
      <text:p text:style-name="Standard"><text:span text:style-name="T11">Uri</text:span>: /datamanager/proxy</text:p>
      <text:p text:style-name="P12"><text:span text:style-name="T13">Type</text:span>:<text:s/>GET</text:p>
      <text:p text:style-name="P14"/>
      <text:p text:style-name="P15">Gets a list of all<text:s/>systems that have created a proxy endpoint..</text:p>
      <text:p text:style-name="P16"/>
      <text:p text:style-name="P17">Output<text:s/>JSON structure<text:s/>for empty set:</text:p>
      <text:p text:style-name="P18"/>
      <text:p text:style-name="P19">{<text:line-break/><text:s text:c="2"/>"systems":[]<text:line-break/>}</text:p>
      <text:p text:style-name="P20">or</text:p>
      <text:p text:style-name="P21"/>
      <text:p text:style-name="P22">{<text:line-break/><text:s text:c="2"/>"systems":["sys1"]<text:line-break/>}</text:p>
      <text:p text:style-name="P23">if one system with the name ‘sys1’ has created a service endpoint.</text:p>
      <text:p text:style-name="P24"/>
      <text:p text:style-name="P25"/>
      <text:p text:style-name="Standard"><text:span text:style-name="T26">Uri</text:span>: /datamanager/proxy/</text:p>
      <text:p text:style-name="P27"><text:span text:style-name="T28">Type</text:span>:<text:s/>PUT</text:p>
      <text:p text:style-name="P29"/>
      <text:p text:style-name="P30">Depending on input message, this operation can list, create<text:s/>or delete<text:s/>an endpoint for a specific service.<text:s/>The endpoint can then be used by a service data producer to push SenML data to the Proxy service.</text:p>
      <text:p text:style-name="P31"/>
      <text:p text:style-name="P32">Input JSON structure for List operation:</text:p>
      <text:p text:style-name="P33"/>
      <text:p text:style-name="P34"><text:span text:style-name="T35">{</text:span><text:span text:style-name="T36"><text:line-break/></text:span><text:soft-page-break/><text:span text:style-name="T37"><text:s text:c="2"/></text:span><text:span text:style-name="T38">"op":"</text:span><text:span text:style-name="T39">list</text:span><text:span text:style-name="T40">"</text:span><text:span text:style-name="T41"><text:line-break/></text:span><text:span text:style-name="T42">}</text:span></text:p>
      <text:p text:style-name="P43"><text:line-break/>Input JSON structure<text:s/>for Create operation:</text:p>
      <text:p text:style-name="P44"><text:span text:style-name="T45">{</text:span><text:span text:style-name="T46"><text:line-break/><text:s text:c="2"/></text:span><text:span text:style-name="T47">"op":"create",<text:s/></text:span><text:span text:style-name="T48"><text:line-break/><text:s text:c="2"/></text:span><text:span text:style-name="T49"><text:s text:c="2"/></text:span><text:span text:style-name="T50">"srvName": "_temperature._http._sys1._arrowhead.eu",<text:s/></text:span><text:span text:style-name="T51"><text:line-break/><text:s text:c="2"/></text:span><text:span text:style-name="T52"><text:s text:c="2"/></text:span><text:span text:style-name="T53">"srvType": "_temperature"</text:span><text:span text:style-name="T54"><text:line-break/></text:span><text:span text:style-name="T55">}</text:span></text:p>
      <text:p text:style-name="P56"/>
      <text:p text:style-name="P57">Input JSON structure for Delete operation:</text:p>
      <text:p text:style-name="P58"><text:span text:style-name="T59">{</text:span><text:span text:style-name="T60"><text:line-break/><text:s text:c="2"/></text:span><text:span text:style-name="T61">"op":"</text:span><text:span text:style-name="T62">delete</text:span><text:span text:style-name="T63">"</text:span><text:span text:style-name="T64">,</text:span><text:span text:style-name="T65"><text:line-break/><text:s text:c="2"/></text:span><text:span text:style-name="T66">"srvName": "_temperature._http._sys1._arrowhead.eu"</text:span><text:span text:style-name="T67"><text:line-break/></text:span><text:span text:style-name="T68">}</text:span></text:p>
      <text:p text:style-name="P69"/>
      <text:p text:style-name="Standard"><text:span text:style-name="T70">Uri</text:span>: /datamanager/proxy/&lt;systemName&gt;</text:p>
      <text:p text:style-name="P71"><text:span text:style-name="T72">Type</text:span>: GET</text:p>
      <text:p text:style-name="P73"/>
      <text:p text:style-name="P74">Gets a list of all all services that system &lt;systemName&gt; have created.</text:p>
      <text:p text:style-name="P75"/>
      <text:p text:style-name="P76">Output JSON structure for empty set:</text:p>
      <text:p text:style-name="P77"/>
      <text:p text:style-name="P78">{<text:line-break/><text:s text:c="2"/>"services":[]<text:line-break/>}</text:p>
      <text:p text:style-name="P79">or</text:p>
      <text:p text:style-name="P80"/>
      <text:p text:style-name="P81">{<text:line-break/><text:s text:c="2"/>"services":[<text:line-break/><text:s text:c="4"/>"_temperature._http._sys1._arrowhead.eu"<text:line-break/><text:s text:c="2"/>]<text:line-break/>}</text:p>
      <text:p text:style-name="P82">when one<text:s/>system named<text:s/><text:span text:style-name="T83">sys1</text:span>,<text:s/>has registered one service. The<text:s/>example request<text:s/>URI is:<text:line-break/>/datamanager/proxy/sys1</text:p>
      <text:p text:style-name="P84"/>
      <text:p text:style-name="P85"/>
      <text:p text:style-name="Standard"><text:span text:style-name="T86">Uri</text:span>: /datamanager/proxy/&lt;systemName&gt;/&lt;serviceName&gt;</text:p>
      <text:p text:style-name="P87"><text:span text:style-name="T88">Type</text:span>: PUT</text:p>
      <text:p text:style-name="P89"><text:span text:style-name="T90">Content-</text:span><text:span text:style-name="T91">T</text:span><text:span text:style-name="T92">ype</text:span>: application/json</text:p>
      <text:p text:style-name="P93"/>
      <text:p text:style-name="P94">Pushes a SenML message to a service endpoint named &lt;serviceName&gt; that system &lt;systemName&gt; have created.<text:s/>Building on the previously used examples with sys1 as system, the entire URI will be:<text:line-break/><text:s/>/datamanager/proxy/sys1/_temperature._http._sys1._arrowhead.eu</text:p>
      <text:p text:style-name="P95"/>
      <text:p text:style-name="P96">Input JSON:</text:p>
      <text:p text:style-name="P97"/>
      <text:p text:style-name="P98">[<text:line-break/><text:s text:c="2"/>{"bn":"_temperature._http._sys1._arrowhead.eu", "bt": 14625223},<text:s/><text:line-break/><text:s text:c="2"/>{"n": "temperature", "v": 19.2}<text:line-break/>]</text:p>
      <text:soft-page-break/>
      <text:p text:style-name="P99">4.1.3.</text:p>
      <text:list text:style-name="LFO1" text:continue-numbering="true">
        <text:list-item>
          <text:p text:style-name="P100">Note that the<text:s/><text:span text:style-name="T101">bn</text:span><text:s/>must occur once, and must be placed in the first JSON object in the array.</text:p>
        </text:list-item>
        <text:list-item>
          <text:p text:style-name="P102">Note that the<text:s/><text:span text:style-name="T103">b</text:span><text:span text:style-name="T104">t</text:span><text:s/>must occur once, and must be placed in the first JSON object in the array.<text:s/>The bt tag is the number of seconds since 1/1 1970, i.e. UNIX <text:s/>time.</text:p>
        </text:list-item>
        <text:list-item>
          <text:p text:style-name="P105">Note that the<text:s/><text:span text:style-name="T106">b</text:span><text:span text:style-name="T107">u</text:span><text:s/>can only occur once, and if exists, must be placed in the first JSON object in the array.</text:p>
        </text:list-item>
        <text:list-item>
          <text:p text:style-name="P108">The<text:s/><text:span text:style-name="T109">bn</text:span><text:s/>field must match the serviceName parameter.</text:p>
        </text:list-item>
        <text:list-item>
          <text:p text:style-name="P110">For more details, see the SenML RFC -<text:s/><text:a xlink:href="https://tools.ietf.org/html/rfc8428" office:target-frame-name="_top" xlink:show="replace"><text:span text:style-name="Hyperlink">https://tools.ietf.org/html/rfc8428</text:span></text:a><text:s/></text:p>
        </text:list-item>
      </text:list>
      <text:p text:style-name="P111"/>
      <text:p text:style-name="P112"/>
      <text:p text:style-name="Standard"><text:span text:style-name="T113">Uri</text:span>: /datamanager/proxy/&lt;systemName&gt;/&lt;serviceName&gt;</text:p>
      <text:p text:style-name="P114"><text:span text:style-name="T115">Type</text:span>: GET</text:p>
      <text:p text:style-name="P116"><text:span text:style-name="T117">Content-</text:span><text:span text:style-name="T118">T</text:span><text:span text:style-name="T119">ype</text:span>: application/json</text:p>
      <text:p text:style-name="P120"/>
      <text:p text:style-name="P121">Fetches the lastest SenML message from a service endpoint named &lt;serviceName&gt; belonging to system &lt;systemName&gt;.</text:p>
      <text:p text:style-name="P122"/>
      <text:p text:style-name="P123">Output JSON:</text:p>
      <text:p text:style-name="P124"/>
      <text:p text:style-name="P125">[<text:line-break/><text:s text:c="2"/>{"bn":"_temperature._http._sys1._arrowhead.eu", "bt": 14625223},<text:s/><text:line-break/><text:s text:c="2"/>{"n": "temperature", "v": 19.2}<text:line-break/>]</text:p>
      <text:p text:style-name="P126"/>
      <text:p text:style-name="P127">Note that the Proxy service only stores one message<text:s/>(the newest one), so if a data producer<text:s/>uploads messages faster than a consumer is downloading them, data will be used. Use the Historian service if data guarantees are needed.<text:s/></text:p>
      <text:p text:style-name="P128"/>
      <text:p text:style-name="P129"/>
      <text:p text:style-name="P130"/>
      <text:p text:style-name="P131"/>
      <text:p text:style-name="P132">4.1.3.</text:p>
      <text:p text:style-name="Standard"/>
      <text:list text:style-name="LFO1" text:continue-numbering="true">
        <text:list-item>
          <text:p text:style-name="P133"><text:span text:style-name="T134">authorization</text:span><text:s/>– Subscribers will only receive events form publishers if the subscriber <text:s/>system has a valid authorization record with the publisher (subscriber as consumer, publisher as provider, for any service and interface).</text:p>
        </text:list-item>
        <text:list-item>
          <text:p text:style-name="P135"><text:span text:style-name="T136">sources</text:span><text:s/>– <text:s/>If sources field is empty or not present the subscriber will receive<text:s/>events from all authorized publishers. If there is even one publisher system in the sources field, the subscriber will only receive events from the authorized publishers from the given publisher systems.<text:s/><text:span text:style-name="T137">Unlike the 4.1.2 version, if a given publisherSystem</text:span><text:span text:style-name="T138"><text:s/>do not exists in the database it will not be created .</text:span></text:p>
        </text:list-item>
        <text:list-item>
          <text:p text:style-name="P139"><text:span text:style-name="T140">matchMetaData</text:span><text:s/>– If<text:s/><text:span text:style-name="T141">matchMetaData field is true, <text:s/>filterMetaData field must have at least one key-value pair defined.</text:span></text:p>
        </text:list-item>
        <text:list-item>
          <text:p text:style-name="P142"><text:span text:style-name="T143">filterMetaData</text:span><text:span text:style-name="T144"><text:s/>– If filterMetaData field has key-value pairs defined and matchMetaD</text:span><text:span text:style-name="T145">ata field is true, <text:s/>the subscriber will only receive events when the event has the all the <text:s/>key-value pairs defined in its metadata. The keys must match case, the values are not case sensitive.</text:span></text:p>
        </text:list-item>
        <text:list-item>
          <text:p text:style-name="P146"><text:span text:style-name="T147">startDate</text:span><text:span text:style-name="T148"><text:s/>– If startDate is defined, the subscriber system wil</text:span><text:span text:style-name="T149">l only receive events when the events timestamp is after startDate. StartDate must be after the current datetime.</text:span></text:p>
        </text:list-item>
        <text:list-item>
          <text:p text:style-name="P150"><text:span text:style-name="T151">endDate</text:span><text:span text:style-name="T152"><text:s/>– If endDate is defined, the subscriber system will only receive events when<text:s/></text:span><text:soft-page-break/><text:span text:style-name="T153">the events timestamp is before endDate. EndDate must be a</text:span><text:span text:style-name="T154">fter the current datetime. If startDate is defined endDate must be after startDate.</text:span></text:p>
        </text:list-item>
        <text:list-item>
          <text:p text:style-name="P155">subscriberSystem – Unlike the 4.1.2 version, if a given subscriberSystem do not exists in the database it will not be created .</text:p>
        </text:list-item>
      </text:list>
      <text:p text:style-name="P156"/>
      <text:p text:style-name="Standard"><text:span text:style-name="T157">Uri</text:span>: /eventhandler/unsubscribe</text:p>
      <text:p text:style-name="P158"><text:span text:style-name="T159">Type</text:span>: DELETE</text:p>
      <text:p text:style-name="Standard"><text:span text:style-name="T160">Query params</text:span>:</text:p>
      <text:list text:style-name="LFO1" text:continue-numbering="true">
        <text:list-item>
          <text:p text:style-name="P161"><text:span text:style-name="T162">event_type</text:span><text:s/>– string value of subscriptions event type name (mandatory),</text:p>
        </text:list-item>
        <text:list-item>
          <text:p text:style-name="P163"><text:span text:style-name="T164">system_name</text:span><text:s/>– <text:s/>string value of subscriber system name (mandatory),</text:p>
        </text:list-item>
        <text:list-item>
          <text:p text:style-name="P165"><text:span text:style-name="T166">address</text:span><text:s/>– string value of subscriber system address (mandatory),</text:p>
        </text:list-item>
        <text:list-item>
          <text:p text:style-name="P167"><text:span text:style-name="T168">port</text:span><text:s/>– integer value of subscriber system port (mandatory)</text:p>
        </text:list-item>
      </text:list>
      <text:p text:style-name="P169"/>
      <text:p text:style-name="P170">Removes the subscription record specified by parameters. <text:s/></text:p>
      <text:p text:style-name="P171"/>
      <text:p text:style-name="P172"/>
      <text:p text:style-name="Standard"><text:span text:style-name="T173">The following services are no longer exist</text:span>:</text:p>
      <text:p text:style-name="Standard"/>
      <text:list text:style-name="LFO2" text:continue-numbering="true">
        <text:list-item>
          <text:p text:style-name="P174">DELETE /eventhandler/subscription/type/{type} /consumer/{systemName}</text:p>
        </text:list-item>
        <text:list-item>
          <text:p text:style-name="P175">PUT /eventhandler/subscription</text:p>
        </text:list-item>
      </text:list>
      <text:h text:style-name="Heading2" text:outline-level="2">Management Services</text:h>
      <text:p text:style-name="P176">These services can only be used by the system operator of the local cloud. All date fields contain the text representation of a UTC timestamp.</text:p>
      <text:p text:style-name="P177"/>
      <text:p text:style-name="Standard"><text:span text:style-name="T178">Uri</text:span>: /eventhandler/mgmt/subscriptions</text:p>
      <text:p text:style-name="Standard"><text:span text:style-name="T179">Type</text:span>: GET</text:p>
      <text:p text:style-name="Standard"><text:span text:style-name="T180">Query params</text:span>:</text:p>
      <text:list text:style-name="LFO1" text:continue-numbering="true">
        <text:list-item>
          <text:p text:style-name="P181"><text:span text:style-name="T182">page</text:span><text:s/>– zero-based page index (optional),</text:p>
        </text:list-item>
        <text:list-item>
          <text:p text:style-name="P183"><text:span text:style-name="T184">item_per_page</text:span><text:s/>– maximum number of items returned (optional),</text:p>
        </text:list-item>
        <text:list-item>
          <text:p text:style-name="P185"><text:span text:style-name="T186">sort_field</text:span><text:s/>– sort field (optional, default: id, possible values: id, createdAt, updatedAt),</text:p>
        </text:list-item>
        <text:list-item>
          <text:p text:style-name="P187"><text:span text:style-name="T188">direction</text:span><text:s/>– direction of sorting (optional, default: ASC, possible<text:s/>values: ASC or DESC)</text:p>
        </text:list-item>
      </text:list>
      <text:p text:style-name="P189">Returns a page of subscription record. If page and item_per_page are not defined, returns all records.</text:p>
      <text:p text:style-name="P190"/>
      <text:p text:style-name="P191">Returned JSON structure:</text:p>
      <text:p text:style-name="P192"/>
      <text:p text:style-name="P193"/>
      <text:p text:style-name="P194"><text:s text:c="2"/></text:p>
      <text:p text:style-name="P195">{</text:p>
      <text:p text:style-name="P196"><text:span text:style-name="T197"><text:s text:c="2"/>"count"</text:span>:<text:span text:style-name="T198"><text:s/></text:span><text:span text:style-name="T199">0</text:span>,</text:p>
      <text:p text:style-name="P200"><text:span text:style-name="T201"><text:s text:c="2"/>"data"</text:span>:<text:span text:style-name="T202"><text:s/></text:span>[</text:p>
      <text:p text:style-name="P203"><text:span text:style-name="T204"><text:s text:c="4"/></text:span>{</text:p>
      <text:p text:style-name="P205"><text:span text:style-name="T206"><text:s text:c="6"/>"id"</text:span>:<text:span text:style-name="T207"><text:s/></text:span><text:span text:style-name="T208">0</text:span>,</text:p>
      <text:p text:style-name="P209"><text:span text:style-name="T210"><text:s text:c="6"/>"eventType"</text:span>:<text:span text:style-name="T211"><text:s/></text:span>{</text:p>
      <text:p text:style-name="P212"><text:span text:style-name="T213"><text:s text:c="8"/>"id":<text:s/></text:span><text:span text:style-name="T214">0</text:span><text:span text:style-name="T215">,</text:span></text:p>
      <text:p text:style-name="P216"><text:span text:style-name="T217"><text:tab/><text:s text:c="2"/>"eventTyp</text:span><text:span text:style-name="T218">eName"</text:span>:<text:span text:style-name="T219"><text:s/>"string"</text:span>,</text:p>
      <text:p text:style-name="P220"><text:span text:style-name="T221"><text:tab/></text:span><text:span text:style-name="T222"><text:s text:c="2"/></text:span><text:span text:style-name="T223">"createdAt"</text:span><text:span text:style-name="T224">:</text:span><text:span text:style-name="T225"><text:s/>"string"</text:span><text:span text:style-name="T226">,</text:span></text:p>
      <text:p text:style-name="P227"><text:span text:style-name="T228"><text:s text:c="8"/>"updatedAt"</text:span><text:span text:style-name="T229">:</text:span><text:span text:style-name="T230"><text:s/>"string"</text:span></text:p>
      <text:p text:style-name="P231"><text:span text:style-name="T232"><text:s text:c="6"/></text:span><text:span text:style-name="T233">},</text:span></text:p>
      <text:p text:style-name="P234"><text:span text:style-name="T235"><text:s text:c="6"/>"filterMetaData"</text:span><text:span text:style-name="T236">:</text:span><text:span text:style-name="T237"><text:s/></text:span><text:span text:style-name="T238">{</text:span></text:p>
      <text:p text:style-name="P239"><text:span text:style-name="T240"><text:s text:c="8"/></text:span><text:span text:style-name="T241">"additionalProp1"</text:span>:<text:span text:style-name="T242"><text:s/>"string"</text:span>,</text:p>
      <text:p text:style-name="P243"><text:span text:style-name="T244"><text:s text:c="8"/>"additionalProp2"</text:span>:<text:span text:style-name="T245"><text:s/>"string"</text:span>,</text:p>
      <text:p text:style-name="P246"><text:span text:style-name="T247"><text:s text:c="8"/>"additionalProp3"</text:span>:<text:span text:style-name="T248"><text:s/>"string"</text:span></text:p>
      <text:soft-page-break/>
      <text:p text:style-name="P249"><text:span text:style-name="T250"><text:s text:c="6"/></text:span>},</text:p>
      <text:p text:style-name="P251"><text:span text:style-name="T252"><text:s text:c="6"/>"matchMetaData"</text:span>:<text:span text:style-name="T253"><text:s/></text:span>true,</text:p>
      <text:p text:style-name="P254"><text:span text:style-name="T255"><text:s text:c="6"/>"notifyUri"</text:span>:<text:span text:style-name="T256"><text:s/>"string"</text:span>,</text:p>
      <text:p text:style-name="P257"><text:span text:style-name="T258"><text:s text:c="6"/>"sources"</text:span>:<text:span text:style-name="T259"><text:s/></text:span>[</text:p>
      <text:p text:style-name="P260"><text:span text:style-name="T261"><text:s text:c="8"/></text:span>{</text:p>
      <text:p text:style-name="P262"><text:span text:style-name="T263"><text:s text:c="10"/>"id"</text:span>:<text:span text:style-name="T264"><text:s/></text:span><text:span text:style-name="T265">0</text:span>,</text:p>
      <text:p text:style-name="P266"><text:s text:c="10"/>"systemName": "string",</text:p>
      <text:p text:style-name="P267"><text:span text:style-name="T268"><text:tab/><text:s text:c="4"/>"address"</text:span>:<text:span text:style-name="T269"><text:s/>"string"</text:span>,</text:p>
      <text:p text:style-name="P270"><text:span text:style-name="T271"><text:s text:c="10"/>"authenticationInfo"</text:span>:<text:span text:style-name="T272"><text:s/>"string"</text:span>,</text:p>
      <text:p text:style-name="P273"><text:span text:style-name="T274"><text:s text:c="10"/>"port"</text:span>:<text:span text:style-name="T275"><text:s/></text:span><text:span text:style-name="T276">0</text:span>,</text:p>
      <text:p text:style-name="P277"><text:span text:style-name="T278"><text:s text:c="10"/>"createdAt"</text:span>:<text:span text:style-name="T279"><text:s/>"string"</text:span>,</text:p>
      <text:p text:style-name="P280"><text:span text:style-name="T281"><text:s text:c="10"/></text:span><text:span text:style-name="T282">"updat</text:span><text:span text:style-name="T283">edAt"</text:span><text:span text:style-name="T284">:</text:span><text:span text:style-name="T285"><text:s/>"string"</text:span></text:p>
      <text:p text:style-name="P286"><text:span text:style-name="T287"><text:s text:c="8"/></text:span><text:span text:style-name="T288">}</text:span></text:p>
      <text:p text:style-name="P289"><text:span text:style-name="T290"><text:s text:c="6"/></text:span><text:span text:style-name="T291">],</text:span></text:p>
      <text:p text:style-name="P292"><text:span text:style-name="T293"><text:s text:c="6"/>"startDate"</text:span><text:span text:style-name="T294">:</text:span><text:span text:style-name="T295"><text:s/>"string"</text:span><text:span text:style-name="T296">,</text:span></text:p>
      <text:p text:style-name="P297"><text:span text:style-name="T298"><text:s text:c="6"/>"endDate"</text:span><text:span text:style-name="T299">:</text:span><text:span text:style-name="T300"><text:s/>"string"</text:span><text:span text:style-name="T301">,</text:span></text:p>
      <text:p text:style-name="P302"><text:span text:style-name="T303"><text:s text:c="6"/></text:span><text:span text:style-name="T304">"subscriberSystem"</text:span>:<text:span text:style-name="T305"><text:s/></text:span>{</text:p>
      <text:p text:style-name="P306"><text:span text:style-name="T307"><text:s text:c="8"/>"id"</text:span>:<text:span text:style-name="T308"><text:s/></text:span><text:span text:style-name="T309">0</text:span>,</text:p>
      <text:p text:style-name="P310"><text:span text:style-name="T311"><text:s text:c="8"/>"systemName"</text:span>:<text:span text:style-name="T312"><text:s/>"string"</text:span>,</text:p>
      <text:p text:style-name="P313"><text:span text:style-name="T314"><text:s text:c="8"/>"address"</text:span>:<text:span text:style-name="T315"><text:s/>"string"</text:span>,</text:p>
      <text:p text:style-name="P316"><text:span text:style-name="T317"><text:s text:c="8"/>"authenticationInfo"</text:span>:<text:span text:style-name="T318"><text:s/>"string"</text:span>,</text:p>
      <text:p text:style-name="P319"><text:span text:style-name="T320"><text:s text:c="8"/>"port"</text:span>:<text:span text:style-name="T321"><text:s/></text:span><text:span text:style-name="T322">0</text:span>,</text:p>
      <text:p text:style-name="P323"><text:span text:style-name="T324"><text:s text:c="8"/>"createdAt"</text:span>:<text:span text:style-name="T325"><text:s/>"string"</text:span>,</text:p>
      <text:p text:style-name="P326"><text:span text:style-name="T327"><text:s text:c="8"/>"updatedAt"</text:span>:<text:span text:style-name="T328"><text:s/>"</text:span><text:span text:style-name="T329">string"</text:span></text:p>
      <text:p text:style-name="P330"><text:span text:style-name="T331"><text:s text:c="6"/></text:span>},</text:p>
      <text:p text:style-name="P332"><text:tab/><text:span text:style-name="T333">"createdAt"</text:span>:<text:span text:style-name="T334"><text:s/>"string"</text:span>,</text:p>
      <text:p text:style-name="P335"><text:span text:style-name="T336"><text:s text:c="6"/>"updatedAt"</text:span>:<text:span text:style-name="T337"><text:s/>"string"</text:span></text:p>
      <text:p text:style-name="P338"><text:span text:style-name="T339"><text:s text:c="4"/></text:span>}</text:p>
      <text:p text:style-name="P340"><text:span text:style-name="T341"><text:s text:c="2"/></text:span>]</text:p>
      <text:p text:style-name="P342">}</text:p>
      <text:p text:style-name="P343"/>
      <text:p text:style-name="P344"/>
      <text:p text:style-name="Standard"><text:span text:style-name="T345">Uri</text:span>: /eventhandler/mgmt/subscriptions/{id}</text:p>
      <text:p text:style-name="Standard"><text:span text:style-name="T346">Type</text:span>: GET</text:p>
      <text:p text:style-name="Standard"/>
      <text:p text:style-name="P347">Returns the subscription record specified by the id path parameter.</text:p>
      <text:p text:style-name="P348"/>
      <text:p text:style-name="P349">Returned JSON structure:</text:p>
      <text:p text:style-name="P350"/>
      <text:p text:style-name="P351"/>
      <text:p text:style-name="P352">{<text:tab/></text:p>
      <text:p text:style-name="P353"><text:span text:style-name="T354"><text:tab/>"id"</text:span>:<text:span text:style-name="T355"><text:s/></text:span><text:span text:style-name="T356">0</text:span>,</text:p>
      <text:p text:style-name="P357"><text:span text:style-name="T358"><text:s text:c="6"/>"eventType"</text:span>:<text:span text:style-name="T359"><text:s/></text:span>{</text:p>
      <text:p text:style-name="P360"><text:span text:style-name="T361"><text:s text:c="8"/>"id":<text:s/></text:span><text:span text:style-name="T362">0</text:span><text:span text:style-name="T363">,</text:span></text:p>
      <text:p text:style-name="P364"><text:span text:style-name="T365"><text:tab/><text:s text:c="2"/>"eventTypeName"</text:span>:<text:span text:style-name="T366"><text:s/>"string"</text:span>,</text:p>
      <text:p text:style-name="P367"><text:span text:style-name="T368"><text:tab/><text:s text:c="2"/>"createdAt"</text:span>:<text:span text:style-name="T369"><text:s/>"string"</text:span>,</text:p>
      <text:p text:style-name="P370"><text:span text:style-name="T371"><text:s text:c="8"/>"updatedAt"</text:span>:<text:span text:style-name="T372"><text:s/>"string"</text:span></text:p>
      <text:p text:style-name="P373"><text:span text:style-name="T374"><text:s text:c="6"/></text:span>},</text:p>
      <text:p text:style-name="P375"><text:span text:style-name="T376"><text:s text:c="6"/>"filterMetaData"</text:span>:<text:span text:style-name="T377"><text:s/></text:span>{</text:p>
      <text:p text:style-name="P378"><text:span text:style-name="T379"><text:s text:c="8"/>"additionalProp1"</text:span>:<text:span text:style-name="T380"><text:s/>"string"</text:span>,</text:p>
      <text:p text:style-name="P381"><text:span text:style-name="T382"><text:s text:c="8"/>"additionalProp2"</text:span>:<text:span text:style-name="T383"><text:s/>"string"</text:span>,</text:p>
      <text:p text:style-name="P384"><text:span text:style-name="T385"><text:s text:c="8"/>"additionalProp3"</text:span>:<text:span text:style-name="T386"><text:s/>"string"</text:span></text:p>
      <text:p text:style-name="P387"><text:span text:style-name="T388"><text:s text:c="5"/></text:span><text:span text:style-name="T389"><text:s/></text:span>},</text:p>
      <text:p text:style-name="P390"><text:span text:style-name="T391"><text:s text:c="6"/>"matchMetaData"</text:span>:<text:span text:style-name="T392"><text:s/></text:span>true,</text:p>
      <text:p text:style-name="P393"><text:span text:style-name="T394"><text:s text:c="6"/>"notifyUri"</text:span>:<text:span text:style-name="T395"><text:s/>"string"</text:span>,</text:p>
      <text:p text:style-name="P396"><text:span text:style-name="T397"><text:s text:c="6"/>"sources"</text:span>:<text:span text:style-name="T398"><text:s/></text:span>[</text:p>
      <text:p text:style-name="P399"><text:span text:style-name="T400"><text:s text:c="8"/></text:span>{</text:p>
      <text:p text:style-name="P401"><text:span text:style-name="T402"><text:s text:c="10"/>"id"</text:span>:<text:span text:style-name="T403"><text:s/></text:span><text:span text:style-name="T404">0</text:span>,</text:p>
      <text:p text:style-name="P405"><text:s text:c="10"/>"systemName": "string",</text:p>
      <text:p text:style-name="P406"><text:span text:style-name="T407"><text:tab/><text:s text:c="4"/>"address"</text:span>:<text:span text:style-name="T408"><text:s/>"string"</text:span>,</text:p>
      <text:p text:style-name="P409"><text:span text:style-name="T410"><text:s text:c="10"/>"authenticationInfo"</text:span>:<text:span text:style-name="T411"><text:s/>"string"</text:span>,</text:p>
      <text:soft-page-break/>
      <text:p text:style-name="P412"><text:span text:style-name="T413"><text:s text:c="10"/>"port"</text:span>:<text:span text:style-name="T414"><text:s/></text:span><text:span text:style-name="T415">0</text:span>,</text:p>
      <text:p text:style-name="P416"><text:span text:style-name="T417"><text:s text:c="10"/>"createdAt"</text:span>:<text:span text:style-name="T418"><text:s/>"string"</text:span>,</text:p>
      <text:p text:style-name="P419"><text:span text:style-name="T420"><text:s text:c="10"/></text:span><text:span text:style-name="T421">"updatedAt"</text:span><text:span text:style-name="T422">:</text:span><text:span text:style-name="T423"><text:s/>"string"</text:span></text:p>
      <text:p text:style-name="P424"><text:span text:style-name="T425"><text:s text:c="8"/></text:span><text:span text:style-name="T426">}</text:span></text:p>
      <text:p text:style-name="P427"><text:span text:style-name="T428"><text:s text:c="6"/></text:span><text:span text:style-name="T429">],</text:span></text:p>
      <text:p text:style-name="P430"><text:span text:style-name="T431"><text:s text:c="6"/>"startDate"</text:span><text:span text:style-name="T432">:</text:span><text:span text:style-name="T433"><text:s/>"string"</text:span><text:span text:style-name="T434">,</text:span></text:p>
      <text:p text:style-name="P435"><text:span text:style-name="T436"><text:s text:c="6"/>"endDate"</text:span><text:span text:style-name="T437">:</text:span><text:span text:style-name="T438"><text:s/>"string"</text:span><text:span text:style-name="T439">,</text:span></text:p>
      <text:p text:style-name="P440"><text:span text:style-name="T441"><text:s text:c="6"/></text:span><text:span text:style-name="T442">"subscriberSystem"</text:span>:<text:span text:style-name="T443"><text:s/></text:span>{</text:p>
      <text:p text:style-name="P444"><text:span text:style-name="T445"><text:s text:c="8"/>"id"</text:span>:<text:span text:style-name="T446"><text:s/></text:span><text:span text:style-name="T447">0</text:span>,</text:p>
      <text:p text:style-name="P448"><text:span text:style-name="T449"><text:s text:c="8"/>"systemName"</text:span>:<text:span text:style-name="T450"><text:s/>"string"</text:span>,</text:p>
      <text:p text:style-name="P451"><text:span text:style-name="T452"><text:s text:c="8"/>"address"</text:span>:<text:span text:style-name="T453"><text:s/>"string"</text:span>,</text:p>
      <text:p text:style-name="P454"><text:span text:style-name="T455"><text:s text:c="8"/>"authenticationInfo"</text:span>:<text:span text:style-name="T456"><text:s/>"string"</text:span>,</text:p>
      <text:p text:style-name="P457"><text:span text:style-name="T458"><text:s text:c="8"/>"port"</text:span>:<text:span text:style-name="T459"><text:s/></text:span><text:span text:style-name="T460">0</text:span>,</text:p>
      <text:p text:style-name="P461"><text:span text:style-name="T462"><text:s text:c="6"/></text:span><text:span text:style-name="T463"><text:s text:c="2"/>"createdAt"</text:span>:<text:span text:style-name="T464"><text:s/>"string"</text:span>,</text:p>
      <text:p text:style-name="P465"><text:span text:style-name="T466"><text:s text:c="8"/>"updatedAt"</text:span>:<text:span text:style-name="T467"><text:s/>"string"</text:span></text:p>
      <text:p text:style-name="P468"><text:span text:style-name="T469"><text:s text:c="6"/></text:span>},</text:p>
      <text:p text:style-name="P470"><text:tab/><text:span text:style-name="T471">"createdAt"</text:span>:<text:span text:style-name="T472"><text:s/>"string"</text:span>,</text:p>
      <text:p text:style-name="P473"><text:span text:style-name="T474"><text:s text:c="6"/>"updatedAt"</text:span>:<text:span text:style-name="T475"><text:s/>"string"</text:span></text:p>
      <text:p text:style-name="P476">}</text:p>
      <text:p text:style-name="P477"/>
      <text:p text:style-name="P478"/>
      <text:p text:style-name="Standard"><text:span text:style-name="T479">Uri</text:span>: /eventhandler/mgmt/subscriptions/{id}</text:p>
      <text:p text:style-name="P480"><text:span text:style-name="T481">Type</text:span>: PUT</text:p>
      <text:p text:style-name="P482"/>
      <text:p text:style-name="P483">Update requested Subscription entry by the given id and parameters</text:p>
      <text:p text:style-name="P484"/>
      <text:p text:style-name="P485">Input JSON<text:s/>structure:</text:p>
      <text:p text:style-name="P486">{</text:p>
      <text:p text:style-name="P487"><text:s text:c="2"/>"eventType": "string",</text:p>
      <text:p text:style-name="P488"><text:s text:c="2"/>"filterMetaData": {</text:p>
      <text:p text:style-name="P489"><text:s text:c="4"/>"additionalProp1": "string",</text:p>
      <text:p text:style-name="P490"><text:s text:c="4"/>"additionalProp2": "string",</text:p>
      <text:p text:style-name="P491"><text:s text:c="4"/>"additionalProp3": "string"</text:p>
      <text:p text:style-name="P492"><text:s text:c="2"/>},</text:p>
      <text:p text:style-name="P493"><text:s text:c="2"/>"matchMetaData": true,</text:p>
      <text:p text:style-name="P494"><text:s text:c="2"/>"notifyUri": "string",</text:p>
      <text:p text:style-name="P495"><text:s text:c="2"/>"sources": [</text:p>
      <text:p text:style-name="P496"><text:s text:c="4"/>{</text:p>
      <text:p text:style-name="P497"><text:s text:c="6"/>"address":<text:s/>"string",</text:p>
      <text:p text:style-name="P498"><text:s text:c="6"/>"authenticationInfo": "string",</text:p>
      <text:p text:style-name="P499"><text:s text:c="6"/>"port": 0,</text:p>
      <text:p text:style-name="P500"><text:s text:c="6"/>"systemName": "string"</text:p>
      <text:p text:style-name="P501"><text:s text:c="4"/>}</text:p>
      <text:p text:style-name="P502"><text:s text:c="2"/>],</text:p>
      <text:p text:style-name="P503"><text:s text:c="2"/>"startDate": "string",</text:p>
      <text:p text:style-name="P504"><text:s text:c="2"/>"endDate": "string",</text:p>
      <text:p text:style-name="P505"><text:s text:c="2"/>"subscriberSystem": {</text:p>
      <text:p text:style-name="P506"><text:s text:c="4"/>"systemName": "string",</text:p>
      <text:p text:style-name="P507"><text:s text:c="4"/>"address": "string",</text:p>
      <text:p text:style-name="P508"><text:s text:c="4"/>"authenticationInfo":<text:s/>"string",</text:p>
      <text:p text:style-name="P509"><text:s text:c="4"/>"port": 0</text:p>
      <text:p text:style-name="P510"><text:s text:c="2"/>}</text:p>
      <text:p text:style-name="P511">}</text:p>
      <text:p text:style-name="P512"/>
      <text:p text:style-name="P513">Returns the updated subscription record specified by the id and parameter.</text:p>
      <text:p text:style-name="P514"/>
      <text:p text:style-name="P515">Returned JSON structure:</text:p>
      <text:p text:style-name="P516"/>
      <text:p text:style-name="P517">{<text:tab/></text:p>
      <text:p text:style-name="P518"><text:span text:style-name="T519"><text:tab/>"id"</text:span>:<text:span text:style-name="T520"><text:s/></text:span><text:span text:style-name="T521">0</text:span>,</text:p>
      <text:soft-page-break/>
      <text:p text:style-name="P522"><text:span text:style-name="T523"><text:s text:c="6"/>"eventType"</text:span>:<text:span text:style-name="T524"><text:s/></text:span>{</text:p>
      <text:p text:style-name="P525"><text:span text:style-name="T526"><text:s text:c="8"/>"id":<text:s/></text:span><text:span text:style-name="T527">0</text:span><text:span text:style-name="T528">,</text:span></text:p>
      <text:p text:style-name="P529"><text:span text:style-name="T530"><text:tab/><text:s text:c="2"/>"eventTypeName"</text:span>:<text:span text:style-name="T531"><text:s/>"string"</text:span>,</text:p>
      <text:p text:style-name="P532"><text:span text:style-name="T533"><text:tab/><text:s text:c="2"/>"createdAt"</text:span>:<text:span text:style-name="T534"><text:s/>"string"</text:span>,</text:p>
      <text:p text:style-name="P535"><text:span text:style-name="T536"><text:s text:c="8"/>"updat</text:span><text:span text:style-name="T537">edAt"</text:span>:<text:span text:style-name="T538"><text:s/>"string"</text:span></text:p>
      <text:p text:style-name="P539"><text:span text:style-name="T540"><text:s text:c="6"/></text:span>},</text:p>
      <text:p text:style-name="P541"><text:span text:style-name="T542"><text:s text:c="6"/>"filterMetaData"</text:span>:<text:span text:style-name="T543"><text:s/></text:span>{</text:p>
      <text:p text:style-name="P544"><text:span text:style-name="T545"><text:s text:c="8"/>"additionalProp1"</text:span>:<text:span text:style-name="T546"><text:s/>"string"</text:span>,</text:p>
      <text:p text:style-name="P547"><text:span text:style-name="T548"><text:s text:c="8"/>"additionalProp2"</text:span>:<text:span text:style-name="T549"><text:s/>"string"</text:span>,</text:p>
      <text:p text:style-name="P550"><text:span text:style-name="T551"><text:s text:c="8"/>"additionalProp3"</text:span>:<text:span text:style-name="T552"><text:s/>"string"</text:span></text:p>
      <text:p text:style-name="P553"><text:span text:style-name="T554"><text:s text:c="6"/></text:span>},</text:p>
      <text:p text:style-name="P555"><text:span text:style-name="T556"><text:s text:c="6"/>"matchMetaData"</text:span>:<text:span text:style-name="T557"><text:s/></text:span>true,</text:p>
      <text:p text:style-name="P558"><text:span text:style-name="T559"><text:s text:c="6"/>"notifyUri"</text:span>:<text:span text:style-name="T560"><text:s/>"string"</text:span>,</text:p>
      <text:p text:style-name="P561"><text:span text:style-name="T562"><text:s text:c="6"/>"sources"</text:span>:<text:span text:style-name="T563"><text:s/></text:span>[</text:p>
      <text:p text:style-name="P564"><text:span text:style-name="T565"><text:s text:c="8"/></text:span>{</text:p>
      <text:p text:style-name="P566"><text:span text:style-name="T567"><text:s text:c="10"/>"id"</text:span>:<text:span text:style-name="T568"><text:s/></text:span><text:span text:style-name="T569">0</text:span>,</text:p>
      <text:p text:style-name="P570"><text:s text:c="10"/>"systemName": "string",</text:p>
      <text:p text:style-name="P571"><text:span text:style-name="T572"><text:tab/><text:s text:c="4"/>"address"</text:span>:<text:span text:style-name="T573"><text:s/>"string</text:span><text:span text:style-name="T574">"</text:span>,</text:p>
      <text:p text:style-name="P575"><text:span text:style-name="T576"><text:s text:c="10"/>"authenticationInfo"</text:span>:<text:span text:style-name="T577"><text:s/>"string"</text:span>,</text:p>
      <text:p text:style-name="P578"><text:span text:style-name="T579"><text:s text:c="10"/>"port"</text:span>:<text:span text:style-name="T580"><text:s/></text:span><text:span text:style-name="T581">0</text:span>,</text:p>
      <text:p text:style-name="P582"><text:span text:style-name="T583"><text:s text:c="10"/>"createdAt"</text:span>:<text:span text:style-name="T584"><text:s/>"string"</text:span>,</text:p>
      <text:p text:style-name="P585"><text:span text:style-name="T586"><text:s text:c="10"/></text:span><text:span text:style-name="T587">"updatedAt"</text:span><text:span text:style-name="T588">:</text:span><text:span text:style-name="T589"><text:s/>"string"</text:span></text:p>
      <text:p text:style-name="P590"><text:span text:style-name="T591"><text:s text:c="8"/></text:span><text:span text:style-name="T592">}</text:span></text:p>
      <text:p text:style-name="P593"><text:span text:style-name="T594"><text:s text:c="6"/></text:span><text:span text:style-name="T595">],</text:span></text:p>
      <text:p text:style-name="P596"><text:span text:style-name="T597"><text:s text:c="6"/>"startDate"</text:span><text:span text:style-name="T598">:</text:span><text:span text:style-name="T599"><text:s/>"string"</text:span><text:span text:style-name="T600">,</text:span></text:p>
      <text:p text:style-name="P601"><text:span text:style-name="T602"><text:s text:c="6"/>"endDate"</text:span><text:span text:style-name="T603">:</text:span><text:span text:style-name="T604"><text:s/>"string"</text:span><text:span text:style-name="T605">,</text:span></text:p>
      <text:p text:style-name="P606"><text:span text:style-name="T607"><text:s text:c="6"/></text:span><text:span text:style-name="T608">"subscriberSystem"</text:span>:<text:span text:style-name="T609"><text:s/></text:span>{</text:p>
      <text:p text:style-name="P610"><text:span text:style-name="T611"><text:s text:c="8"/>"id"</text:span>:<text:span text:style-name="T612"><text:s/></text:span><text:span text:style-name="T613">0</text:span>,</text:p>
      <text:p text:style-name="P614"><text:span text:style-name="T615"><text:s text:c="8"/>"systemName"</text:span>:<text:span text:style-name="T616"><text:s/>"string"</text:span>,</text:p>
      <text:p text:style-name="P617"><text:span text:style-name="T618"><text:s text:c="8"/>"address"</text:span>:<text:span text:style-name="T619"><text:s/>"string"</text:span>,</text:p>
      <text:p text:style-name="P620"><text:span text:style-name="T621"><text:s text:c="8"/>"authenticationInfo"</text:span>:<text:span text:style-name="T622"><text:s/>"string"</text:span>,</text:p>
      <text:p text:style-name="P623"><text:span text:style-name="T624"><text:s text:c="8"/>"port"</text:span>:<text:span text:style-name="T625"><text:s/></text:span><text:span text:style-name="T626">0</text:span>,</text:p>
      <text:p text:style-name="P627"><text:span text:style-name="T628"><text:s text:c="8"/>"createdAt"</text:span>:<text:span text:style-name="T629"><text:s/>"string"</text:span>,</text:p>
      <text:p text:style-name="P630"><text:span text:style-name="T631"><text:s text:c="8"/>"updatedAt"</text:span>:<text:span text:style-name="T632"><text:s/>"string"</text:span></text:p>
      <text:p text:style-name="P633"><text:span text:style-name="T634"><text:s text:c="6"/></text:span>},</text:p>
      <text:p text:style-name="P635"><text:tab/><text:span text:style-name="T636">"createdAt"</text:span>:<text:span text:style-name="T637"><text:s/>"string"</text:span>,</text:p>
      <text:p text:style-name="P638"><text:span text:style-name="T639"><text:s text:c="6"/>"updatedAt"</text:span>:<text:span text:style-name="T640"><text:s/>"string"</text:span></text:p>
      <text:p text:style-name="P641">}</text:p>
      <text:p text:style-name="P642"/>
      <text:p text:style-name="P643"/>
      <text:p text:style-name="P644"/>
      <text:p text:style-name="Standard"><text:span text:style-name="T645">Uri</text:span>: /eventhandler/mgmt/subscriptions/{id}</text:p>
      <text:p text:style-name="Standard"><text:span text:style-name="T646">Type</text:span>: DELETE</text:p>
      <text:p text:style-name="Standard"/>
      <text:p text:style-name="P647">Removes the subscription record specified by the id path parameter.</text:p>
      <text:p text:style-name="P648"/>
      <text:h text:style-name="Heading2" text:outline-level="2"/>
      <text:h text:style-name="Heading2" text:outline-level="2">Private Services</text:h>
      <text:p text:style-name="P649">Not avail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Microsoft Office User</dc:creator>
    <meta:creation-date>2019-09-18T09:30:00Z</meta:creation-date>
    <dc:date>2019-12-17T01:37:00Z</dc:date>
    <meta:template xlink:href="Normal.dotm" xlink:type="simple"/>
    <meta:editing-cycles>71</meta:editing-cycles>
    <meta:editing-duration>PT96060S</meta:editing-duration>
    <meta:document-statistic meta:page-count="7" meta:paragraph-count="20" meta:word-count="1547" meta:character-count="10350" meta:row-count="73" meta:non-whitespace-character-count="8823"/>
  </office:meta>
</office:document-meta>
</file>